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89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5992in"/>
    </style:style>
    <style:style style:name="co10" style:family="table-column">
      <style:table-column-properties fo:break-before="auto" style:column-width="0.7957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3319in" fo:break-before="auto" style:use-optimal-row-height="false"/>
    </style:style>
    <style:style style:name="ro3" style:family="table-row">
      <style:table-row-properties style:row-height="0.3984in" fo:break-before="auto" style:use-optimal-row-height="fals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3189in" fo:break-before="auto" style:use-optimal-row-height="false"/>
    </style:style>
    <style:style style:name="ro6" style:family="table-row">
      <style:table-row-properties style:row-height="0.4783in" fo:break-before="auto" style:use-optimal-row-height="false"/>
    </style:style>
    <style:style style:name="ro7" style:family="table-row">
      <style:table-row-properties style:row-height="0.3591in" fo:break-before="auto" style:use-optimal-row-height="false"/>
    </style:style>
    <style:style style:name="ro8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5189in" fo:break-before="auto" style:use-optimal-row-height="false"/>
    </style:style>
    <style:style style:name="ro10" style:family="table-row">
      <style:table-row-properties style:row-height="0.3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c5000b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4" style:family="table-cell" style:parent-style-name="Default">
      <style:text-properties fo:color="#c5000b"/>
    </style:style>
  </office:automatic-styles>
  <office:body>
    <office:spreadsheet>
      <table:table table:name="equ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number-columns-repeated="238" table:default-cell-style-name="Default"/>
        <table:table-row table:style-name="ro1">
          <table:table-cell/>
          <table:table-cell table:style-name="Default" office:value-type="string">
            <text:p>calculation of std deviation</text:p>
          </table:table-cell>
          <table:table-cell table:style-name="Default" table:number-columns-repeated="4"/>
          <table:table-cell table:style-name="Default" office:value-type="string">
            <text:p>sum</text:p>
          </table:table-cell>
          <table:table-cell office:value-type="string">
            <text:p>mean</text:p>
          </table:table-cell>
          <table:table-cell/>
          <table:table-cell office:value-type="string">
            <text:p>mean</text:p>
          </table:table-cell>
          <table:table-cell table:number-columns-repeated="4"/>
          <table:table-cell office:value-type="string">
            <text:p>dev</text:p>
          </table:table-cell>
          <table:table-cell table:number-columns-repeated="2"/>
          <table:table-cell office:value-type="string">
            <text:p>sum</text:p>
          </table:table-cell>
          <table:table-cell table:number-columns-repeated="238"/>
        </table:table-row>
        <table:table-row table:style-name="ro2">
          <table:table-cell/>
          <table:table-cell office:value-type="string">
            <text:p>IR=0.55</text:p>
          </table:table-cell>
          <table:table-cell office:value-type="string">
            <text:p>P0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P4</text:p>
          </table:table-cell>
          <table:table-cell/>
          <table:table-cell table:style-name="ce3" office:value-type="string">
            <text:p>P0</text:p>
          </table:table-cell>
          <table:table-cell table:style-name="ce3" office:value-type="string">
            <text:p>P1</text:p>
          </table:table-cell>
          <table:table-cell table:style-name="ce3" office:value-type="string">
            <text:p>P2</text:p>
          </table:table-cell>
          <table:table-cell table:style-name="ce3" office:value-type="string">
            <text:p>P3</text:p>
          </table:table-cell>
          <table:table-cell/>
          <table:table-cell table:style-name="ce3" office:value-type="string">
            <text:p>P0</text:p>
          </table:table-cell>
          <table:table-cell table:style-name="ce3" office:value-type="string">
            <text:p>P1</text:p>
          </table:table-cell>
          <table:table-cell table:style-name="ce3" office:value-type="string">
            <text:p>P2</text:p>
          </table:table-cell>
          <table:table-cell table:style-name="ce3" office:value-type="string">
            <text:p>P3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0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6928">
            <text:p>692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[.H19]" office:value-type="float" office:value="5176">
            <text:p>5176</text:p>
          </table:table-cell>
          <table:table-cell table:formula="oooc:=[.H19]" office:value-type="float" office:value="5176">
            <text:p>5176</text:p>
          </table:table-cell>
          <table:table-cell table:formula="oooc:=[.H19]" office:value-type="float" office:value="5176">
            <text:p>5176</text:p>
          </table:table-cell>
          <table:table-cell table:formula="oooc:=[.H19]" office:value-type="float" office:value="5176">
            <text:p>5176</text:p>
          </table:table-cell>
          <table:table-cell/>
          <table:table-cell table:formula="oooc:=ABS([.I3]-[.C3])" office:value-type="float" office:value="2554">
            <text:p>2554</text:p>
          </table:table-cell>
          <table:table-cell table:formula="oooc:=ABS([.J3]-[.D3])" office:value-type="float" office:value="5176">
            <text:p>5176</text:p>
          </table:table-cell>
          <table:table-cell table:formula="oooc:=ABS([.K3]-[.E3])" office:value-type="float" office:value="1752">
            <text:p>1752</text:p>
          </table:table-cell>
          <table:table-cell table:formula="oooc:=ABS([.L3]-[.F3])" office:value-type="float" office:value="5176">
            <text:p>5176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1</text:p>
          </table:table-cell>
          <table:table-cell office:value-type="float" office:value="8916">
            <text:p>8916</text:p>
          </table:table-cell>
          <table:table-cell office:value-type="float" office:value="6928">
            <text:p>692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[.I3]" office:value-type="float" office:value="5176">
            <text:p>5176</text:p>
          </table:table-cell>
          <table:table-cell table:formula="oooc:=[.J3]" office:value-type="float" office:value="5176">
            <text:p>5176</text:p>
          </table:table-cell>
          <table:table-cell table:formula="oooc:=[.K3]" office:value-type="float" office:value="5176">
            <text:p>5176</text:p>
          </table:table-cell>
          <table:table-cell table:formula="oooc:=[.L3]" office:value-type="float" office:value="5176">
            <text:p>5176</text:p>
          </table:table-cell>
          <table:table-cell/>
          <table:table-cell table:formula="oooc:=ABS([.I4]-[.C4])" office:value-type="float" office:value="3740">
            <text:p>3740</text:p>
          </table:table-cell>
          <table:table-cell table:formula="oooc:=ABS([.J4]-[.D4])" office:value-type="float" office:value="1752">
            <text:p>1752</text:p>
          </table:table-cell>
          <table:table-cell table:formula="oooc:=ABS([.K4]-[.E4])" office:value-type="float" office:value="5176">
            <text:p>5176</text:p>
          </table:table-cell>
          <table:table-cell table:formula="oooc:=ABS([.L4]-[.F4])" office:value-type="float" office:value="5176">
            <text:p>5176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2</text:p>
          </table:table-cell>
          <table:table-cell office:value-type="float" office:value="1921">
            <text:p>1921</text:p>
          </table:table-cell>
          <table:table-cell office:value-type="float" office:value="6928">
            <text:p>6928</text:p>
          </table:table-cell>
          <table:table-cell office:value-type="float" office:value="6998">
            <text:p>6998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[.I3]" office:value-type="float" office:value="5176">
            <text:p>5176</text:p>
          </table:table-cell>
          <table:table-cell table:formula="oooc:=[.J3]" office:value-type="float" office:value="5176">
            <text:p>5176</text:p>
          </table:table-cell>
          <table:table-cell table:formula="oooc:=[.K3]" office:value-type="float" office:value="5176">
            <text:p>5176</text:p>
          </table:table-cell>
          <table:table-cell table:formula="oooc:=[.L3]" office:value-type="float" office:value="5176">
            <text:p>5176</text:p>
          </table:table-cell>
          <table:table-cell/>
          <table:table-cell table:formula="oooc:=ABS([.I5]-[.C5])" office:value-type="float" office:value="3255">
            <text:p>3255</text:p>
          </table:table-cell>
          <table:table-cell table:formula="oooc:=ABS([.J5]-[.D5])" office:value-type="float" office:value="1752">
            <text:p>1752</text:p>
          </table:table-cell>
          <table:table-cell table:formula="oooc:=ABS([.K5]-[.E5])" office:value-type="float" office:value="1822">
            <text:p>1822</text:p>
          </table:table-cell>
          <table:table-cell table:formula="oooc:=ABS([.L5]-[.F5])" office:value-type="float" office:value="5176">
            <text:p>5176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3</text:p>
          </table:table-cell>
          <table:table-cell office:value-type="float" office:value="0">
            <text:p>0</text:p>
          </table:table-cell>
          <table:table-cell office:value-type="float" office:value="6978">
            <text:p>69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[.I4]" office:value-type="float" office:value="5176">
            <text:p>5176</text:p>
          </table:table-cell>
          <table:table-cell table:formula="oooc:=[.J4]" office:value-type="float" office:value="5176">
            <text:p>5176</text:p>
          </table:table-cell>
          <table:table-cell table:formula="oooc:=[.K4]" office:value-type="float" office:value="5176">
            <text:p>5176</text:p>
          </table:table-cell>
          <table:table-cell table:formula="oooc:=[.L4]" office:value-type="float" office:value="5176">
            <text:p>5176</text:p>
          </table:table-cell>
          <table:table-cell/>
          <table:table-cell table:formula="oooc:=ABS([.I6]-[.C6])" office:value-type="float" office:value="5176">
            <text:p>5176</text:p>
          </table:table-cell>
          <table:table-cell table:formula="oooc:=ABS([.J6]-[.D6])" office:value-type="float" office:value="1802">
            <text:p>1802</text:p>
          </table:table-cell>
          <table:table-cell table:formula="oooc:=ABS([.K6]-[.E6])" office:value-type="float" office:value="5176">
            <text:p>5176</text:p>
          </table:table-cell>
          <table:table-cell table:formula="oooc:=ABS([.L6]-[.F6])" office:value-type="float" office:value="5176">
            <text:p>5176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4</text:p>
          </table:table-cell>
          <table:table-cell office:value-type="float" office:value="2622">
            <text:p>2622</text:p>
          </table:table-cell>
          <table:table-cell office:value-type="float" office:value="0">
            <text:p>0</text:p>
          </table:table-cell>
          <table:table-cell office:value-type="float" office:value="9762">
            <text:p>9762</text:p>
          </table:table-cell>
          <table:table-cell office:value-type="float" office:value="2622">
            <text:p>2622</text:p>
          </table:table-cell>
          <table:table-cell table:number-columns-repeated="2"/>
          <table:table-cell table:formula="oooc:=[.I5]" office:value-type="float" office:value="5176">
            <text:p>5176</text:p>
          </table:table-cell>
          <table:table-cell table:formula="oooc:=[.J5]" office:value-type="float" office:value="5176">
            <text:p>5176</text:p>
          </table:table-cell>
          <table:table-cell table:formula="oooc:=[.K5]" office:value-type="float" office:value="5176">
            <text:p>5176</text:p>
          </table:table-cell>
          <table:table-cell table:formula="oooc:=[.L5]" office:value-type="float" office:value="5176">
            <text:p>5176</text:p>
          </table:table-cell>
          <table:table-cell/>
          <table:table-cell table:formula="oooc:=ABS([.I7]-[.C7])" office:value-type="float" office:value="2554">
            <text:p>2554</text:p>
          </table:table-cell>
          <table:table-cell table:formula="oooc:=ABS([.J7]-[.D7])" office:value-type="float" office:value="5176">
            <text:p>5176</text:p>
          </table:table-cell>
          <table:table-cell table:formula="oooc:=ABS([.K7]-[.E7])" office:value-type="float" office:value="4586">
            <text:p>4586</text:p>
          </table:table-cell>
          <table:table-cell table:formula="oooc:=ABS([.L7]-[.F7])" office:value-type="float" office:value="2554">
            <text:p>2554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5</text:p>
          </table:table-cell>
          <table:table-cell office:value-type="float" office:value="2964">
            <text:p>2964</text:p>
          </table:table-cell>
          <table:table-cell office:value-type="float" office:value="4326">
            <text:p>4326</text:p>
          </table:table-cell>
          <table:table-cell office:value-type="float" office:value="5515">
            <text:p>5515</text:p>
          </table:table-cell>
          <table:table-cell office:value-type="float" office:value="6304">
            <text:p>6304</text:p>
          </table:table-cell>
          <table:table-cell table:number-columns-repeated="2"/>
          <table:table-cell table:formula="oooc:=[.I6]" office:value-type="float" office:value="5176">
            <text:p>5176</text:p>
          </table:table-cell>
          <table:table-cell table:formula="oooc:=[.J6]" office:value-type="float" office:value="5176">
            <text:p>5176</text:p>
          </table:table-cell>
          <table:table-cell table:formula="oooc:=[.K6]" office:value-type="float" office:value="5176">
            <text:p>5176</text:p>
          </table:table-cell>
          <table:table-cell table:formula="oooc:=[.L6]" office:value-type="float" office:value="5176">
            <text:p>5176</text:p>
          </table:table-cell>
          <table:table-cell/>
          <table:table-cell table:formula="oooc:=ABS([.I8]-[.C8])" office:value-type="float" office:value="2212">
            <text:p>2212</text:p>
          </table:table-cell>
          <table:table-cell table:formula="oooc:=ABS([.J8]-[.D8])" office:value-type="float" office:value="850">
            <text:p>850</text:p>
          </table:table-cell>
          <table:table-cell table:formula="oooc:=ABS([.K8]-[.E8])" office:value-type="float" office:value="339">
            <text:p>339</text:p>
          </table:table-cell>
          <table:table-cell table:formula="oooc:=ABS([.L8]-[.F8])" office:value-type="float" office:value="1128">
            <text:p>1128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6</text:p>
          </table:table-cell>
          <table:table-cell office:value-type="float" office:value="2964">
            <text:p>2964</text:p>
          </table:table-cell>
          <table:table-cell office:value-type="float" office:value="8849">
            <text:p>8849</text:p>
          </table:table-cell>
          <table:table-cell office:value-type="float" office:value="9254">
            <text:p>9254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ooc:=[.I7]" office:value-type="float" office:value="5176">
            <text:p>5176</text:p>
          </table:table-cell>
          <table:table-cell table:formula="oooc:=[.J7]" office:value-type="float" office:value="5176">
            <text:p>5176</text:p>
          </table:table-cell>
          <table:table-cell table:formula="oooc:=[.K7]" office:value-type="float" office:value="5176">
            <text:p>5176</text:p>
          </table:table-cell>
          <table:table-cell table:formula="oooc:=[.L7]" office:value-type="float" office:value="5176">
            <text:p>5176</text:p>
          </table:table-cell>
          <table:table-cell/>
          <table:table-cell table:formula="oooc:=ABS([.I9]-[.C9])" office:value-type="float" office:value="2212">
            <text:p>2212</text:p>
          </table:table-cell>
          <table:table-cell table:formula="oooc:=ABS([.J9]-[.D9])" office:value-type="float" office:value="3673">
            <text:p>3673</text:p>
          </table:table-cell>
          <table:table-cell table:formula="oooc:=ABS([.K9]-[.E9])" office:value-type="float" office:value="4078">
            <text:p>4078</text:p>
          </table:table-cell>
          <table:table-cell table:formula="oooc:=ABS([.L9]-[.F9])" office:value-type="float" office:value="5176">
            <text:p>5176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7</text:p>
          </table:table-cell>
          <table:table-cell office:value-type="float" office:value="0">
            <text:p>0</text:p>
          </table:table-cell>
          <table:table-cell office:value-type="float" office:value="6658">
            <text:p>6658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table:formula="oooc:=[.I8]" office:value-type="float" office:value="5176">
            <text:p>5176</text:p>
          </table:table-cell>
          <table:table-cell table:formula="oooc:=[.J8]" office:value-type="float" office:value="5176">
            <text:p>5176</text:p>
          </table:table-cell>
          <table:table-cell table:formula="oooc:=[.K8]" office:value-type="float" office:value="5176">
            <text:p>5176</text:p>
          </table:table-cell>
          <table:table-cell table:formula="oooc:=[.L8]" office:value-type="float" office:value="5176">
            <text:p>5176</text:p>
          </table:table-cell>
          <table:table-cell/>
          <table:table-cell table:formula="oooc:=ABS([.I10]-[.C10])" office:value-type="float" office:value="5176">
            <text:p>5176</text:p>
          </table:table-cell>
          <table:table-cell table:formula="oooc:=ABS([.J10]-[.D10])" office:value-type="float" office:value="1482">
            <text:p>1482</text:p>
          </table:table-cell>
          <table:table-cell table:formula="oooc:=ABS([.K10]-[.E10])" office:value-type="float" office:value="5176">
            <text:p>5176</text:p>
          </table:table-cell>
          <table:table-cell table:formula="oooc:=ABS([.L10]-[.F10])" office:value-type="float" office:value="66">
            <text:p>66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8</text:p>
          </table:table-cell>
          <table:table-cell office:value-type="float" office:value="5245">
            <text:p>5245</text:p>
          </table:table-cell>
          <table:table-cell office:value-type="float" office:value="0">
            <text:p>0</text:p>
          </table:table-cell>
          <table:table-cell office:value-type="float" office:value="6477">
            <text:p>6477</text:p>
          </table:table-cell>
          <table:table-cell office:value-type="float" office:value="5244">
            <text:p>5244</text:p>
          </table:table-cell>
          <table:table-cell table:number-columns-repeated="2"/>
          <table:table-cell table:formula="oooc:=[.I9]" office:value-type="float" office:value="5176">
            <text:p>5176</text:p>
          </table:table-cell>
          <table:table-cell table:formula="oooc:=[.J9]" office:value-type="float" office:value="5176">
            <text:p>5176</text:p>
          </table:table-cell>
          <table:table-cell table:formula="oooc:=[.K9]" office:value-type="float" office:value="5176">
            <text:p>5176</text:p>
          </table:table-cell>
          <table:table-cell table:formula="oooc:=[.L9]" office:value-type="float" office:value="5176">
            <text:p>5176</text:p>
          </table:table-cell>
          <table:table-cell/>
          <table:table-cell table:formula="oooc:=ABS([.I11]-[.C11])" office:value-type="float" office:value="69">
            <text:p>69</text:p>
          </table:table-cell>
          <table:table-cell table:formula="oooc:=ABS([.J11]-[.D11])" office:value-type="float" office:value="5176">
            <text:p>5176</text:p>
          </table:table-cell>
          <table:table-cell table:formula="oooc:=ABS([.K11]-[.E11])" office:value-type="float" office:value="1301">
            <text:p>1301</text:p>
          </table:table-cell>
          <table:table-cell table:formula="oooc:=ABS([.L11]-[.F11])" office:value-type="float" office:value="68">
            <text:p>68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9</text:p>
          </table:table-cell>
          <table:table-cell office:value-type="float" office:value="9411">
            <text:p>9411</text:p>
          </table:table-cell>
          <table:table-cell office:value-type="float" office:value="2171">
            <text:p>2171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table:number-columns-repeated="2"/>
          <table:table-cell table:formula="oooc:=[.I10]" office:value-type="float" office:value="5176">
            <text:p>5176</text:p>
          </table:table-cell>
          <table:table-cell table:formula="oooc:=[.J10]" office:value-type="float" office:value="5176">
            <text:p>5176</text:p>
          </table:table-cell>
          <table:table-cell table:formula="oooc:=[.K10]" office:value-type="float" office:value="5176">
            <text:p>5176</text:p>
          </table:table-cell>
          <table:table-cell table:formula="oooc:=[.L10]" office:value-type="float" office:value="5176">
            <text:p>5176</text:p>
          </table:table-cell>
          <table:table-cell/>
          <table:table-cell table:formula="oooc:=ABS([.I12]-[.C12])" office:value-type="float" office:value="4235">
            <text:p>4235</text:p>
          </table:table-cell>
          <table:table-cell table:formula="oooc:=ABS([.J12]-[.D12])" office:value-type="float" office:value="3005">
            <text:p>3005</text:p>
          </table:table-cell>
          <table:table-cell table:formula="oooc:=ABS([.K12]-[.E12])" office:value-type="float" office:value="5176">
            <text:p>5176</text:p>
          </table:table-cell>
          <table:table-cell table:formula="oooc:=ABS([.L12]-[.F12])" office:value-type="float" office:value="3824">
            <text:p>3824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10</text:p>
          </table:table-cell>
          <table:table-cell office:value-type="float" office:value="3896">
            <text:p>3896</text:p>
          </table:table-cell>
          <table:table-cell office:value-type="float" office:value="4525">
            <text:p>4525</text:p>
          </table:table-cell>
          <table:table-cell office:value-type="float" office:value="7083">
            <text:p>7083</text:p>
          </table:table-cell>
          <table:table-cell office:value-type="float" office:value="4523">
            <text:p>4523</text:p>
          </table:table-cell>
          <table:table-cell table:number-columns-repeated="2"/>
          <table:table-cell table:formula="oooc:=[.I11]" office:value-type="float" office:value="5176">
            <text:p>5176</text:p>
          </table:table-cell>
          <table:table-cell table:formula="oooc:=[.J11]" office:value-type="float" office:value="5176">
            <text:p>5176</text:p>
          </table:table-cell>
          <table:table-cell table:formula="oooc:=[.K11]" office:value-type="float" office:value="5176">
            <text:p>5176</text:p>
          </table:table-cell>
          <table:table-cell table:formula="oooc:=[.L11]" office:value-type="float" office:value="5176">
            <text:p>5176</text:p>
          </table:table-cell>
          <table:table-cell/>
          <table:table-cell table:formula="oooc:=ABS([.I13]-[.C13])" office:value-type="float" office:value="1280">
            <text:p>1280</text:p>
          </table:table-cell>
          <table:table-cell table:formula="oooc:=ABS([.J13]-[.D13])" office:value-type="float" office:value="651">
            <text:p>651</text:p>
          </table:table-cell>
          <table:table-cell table:formula="oooc:=ABS([.K13]-[.E13])" office:value-type="float" office:value="1907">
            <text:p>1907</text:p>
          </table:table-cell>
          <table:table-cell table:formula="oooc:=ABS([.L13]-[.F13])" office:value-type="float" office:value="653">
            <text:p>653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11</text:p>
          </table:table-cell>
          <table:table-cell table:number-columns-repeated="3" office:value-type="float" office:value="0">
            <text:p>0</text:p>
          </table:table-cell>
          <table:table-cell office:value-type="float" office:value="9000">
            <text:p>9000</text:p>
          </table:table-cell>
          <table:table-cell table:number-columns-repeated="2"/>
          <table:table-cell table:formula="oooc:=[.I12]" office:value-type="float" office:value="5176">
            <text:p>5176</text:p>
          </table:table-cell>
          <table:table-cell table:formula="oooc:=[.J12]" office:value-type="float" office:value="5176">
            <text:p>5176</text:p>
          </table:table-cell>
          <table:table-cell table:formula="oooc:=[.K12]" office:value-type="float" office:value="5176">
            <text:p>5176</text:p>
          </table:table-cell>
          <table:table-cell table:formula="oooc:=[.L12]" office:value-type="float" office:value="5176">
            <text:p>5176</text:p>
          </table:table-cell>
          <table:table-cell/>
          <table:table-cell table:formula="oooc:=ABS([.I14]-[.C14])" office:value-type="float" office:value="5176">
            <text:p>5176</text:p>
          </table:table-cell>
          <table:table-cell table:formula="oooc:=ABS([.J14]-[.D14])" office:value-type="float" office:value="5176">
            <text:p>5176</text:p>
          </table:table-cell>
          <table:table-cell table:formula="oooc:=ABS([.K14]-[.E14])" office:value-type="float" office:value="5176">
            <text:p>5176</text:p>
          </table:table-cell>
          <table:table-cell table:formula="oooc:=ABS([.L14]-[.F14])" office:value-type="float" office:value="3824">
            <text:p>3824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12</text:p>
          </table:table-cell>
          <table:table-cell office:value-type="float" office:value="3484">
            <text:p>3484</text:p>
          </table:table-cell>
          <table:table-cell table:number-columns-repeated="2" office:value-type="float" office:value="0">
            <text:p>0</text:p>
          </table:table-cell>
          <table:table-cell office:value-type="float" office:value="3484">
            <text:p>3484</text:p>
          </table:table-cell>
          <table:table-cell table:number-columns-repeated="2"/>
          <table:table-cell table:formula="oooc:=[.I13]" office:value-type="float" office:value="5176">
            <text:p>5176</text:p>
          </table:table-cell>
          <table:table-cell table:formula="oooc:=[.J13]" office:value-type="float" office:value="5176">
            <text:p>5176</text:p>
          </table:table-cell>
          <table:table-cell table:formula="oooc:=[.K13]" office:value-type="float" office:value="5176">
            <text:p>5176</text:p>
          </table:table-cell>
          <table:table-cell table:formula="oooc:=[.L13]" office:value-type="float" office:value="5176">
            <text:p>5176</text:p>
          </table:table-cell>
          <table:table-cell/>
          <table:table-cell table:formula="oooc:=ABS([.I15]-[.C15])" office:value-type="float" office:value="1692">
            <text:p>1692</text:p>
          </table:table-cell>
          <table:table-cell table:formula="oooc:=ABS([.J15]-[.D15])" office:value-type="float" office:value="5176">
            <text:p>5176</text:p>
          </table:table-cell>
          <table:table-cell table:formula="oooc:=ABS([.K15]-[.E15])" office:value-type="float" office:value="5176">
            <text:p>5176</text:p>
          </table:table-cell>
          <table:table-cell table:formula="oooc:=ABS([.L15]-[.F15])" office:value-type="float" office:value="1692">
            <text:p>1692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13</text:p>
          </table:table-cell>
          <table:table-cell office:value-type="float" office:value="5233">
            <text:p>5233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5234">
            <text:p>5234</text:p>
          </table:table-cell>
          <table:table-cell table:number-columns-repeated="2"/>
          <table:table-cell table:formula="oooc:=[.I14]" office:value-type="float" office:value="5176">
            <text:p>5176</text:p>
          </table:table-cell>
          <table:table-cell table:formula="oooc:=[.J14]" office:value-type="float" office:value="5176">
            <text:p>5176</text:p>
          </table:table-cell>
          <table:table-cell table:formula="oooc:=[.K14]" office:value-type="float" office:value="5176">
            <text:p>5176</text:p>
          </table:table-cell>
          <table:table-cell table:formula="oooc:=[.L14]" office:value-type="float" office:value="5176">
            <text:p>5176</text:p>
          </table:table-cell>
          <table:table-cell/>
          <table:table-cell table:formula="oooc:=ABS([.I16]-[.C16])" office:value-type="float" office:value="57">
            <text:p>57</text:p>
          </table:table-cell>
          <table:table-cell table:formula="oooc:=ABS([.J16]-[.D16])" office:value-type="float" office:value="4751">
            <text:p>4751</text:p>
          </table:table-cell>
          <table:table-cell table:formula="oooc:=ABS([.K16]-[.E16])" office:value-type="float" office:value="5176">
            <text:p>5176</text:p>
          </table:table-cell>
          <table:table-cell table:formula="oooc:=ABS([.L16]-[.F16])" office:value-type="float" office:value="58">
            <text:p>58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14</text:p>
          </table:table-cell>
          <table:table-cell office:value-type="float" office:value="5233">
            <text:p>5233</text:p>
          </table:table-cell>
          <table:table-cell office:value-type="float" office:value="7302">
            <text:p>730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ooc:=[.I15]" office:value-type="float" office:value="5176">
            <text:p>5176</text:p>
          </table:table-cell>
          <table:table-cell table:formula="oooc:=[.J15]" office:value-type="float" office:value="5176">
            <text:p>5176</text:p>
          </table:table-cell>
          <table:table-cell table:formula="oooc:=[.K15]" office:value-type="float" office:value="5176">
            <text:p>5176</text:p>
          </table:table-cell>
          <table:table-cell table:formula="oooc:=[.L15]" office:value-type="float" office:value="5176">
            <text:p>5176</text:p>
          </table:table-cell>
          <table:table-cell/>
          <table:table-cell table:formula="oooc:=ABS([.I17]-[.C17])" office:value-type="float" office:value="57">
            <text:p>57</text:p>
          </table:table-cell>
          <table:table-cell table:formula="oooc:=ABS([.J17]-[.D17])" office:value-type="float" office:value="2126">
            <text:p>2126</text:p>
          </table:table-cell>
          <table:table-cell table:formula="oooc:=ABS([.K17]-[.E17])" office:value-type="float" office:value="5176">
            <text:p>5176</text:p>
          </table:table-cell>
          <table:table-cell table:formula="oooc:=ABS([.L17]-[.F17])" office:value-type="float" office:value="5176">
            <text:p>5176</text:p>
          </table:table-cell>
          <table:table-cell table:number-columns-repeated="239"/>
        </table:table-row>
        <table:table-row table:style-name="ro2">
          <table:table-cell/>
          <table:table-cell office:value-type="string">
            <text:p>R-15</text:p>
          </table:table-cell>
          <table:table-cell table:number-columns-repeated="3" office:value-type="float" office:value="0">
            <text:p>0</text:p>
          </table:table-cell>
          <table:table-cell office:value-type="float" office:value="5233">
            <text:p>5233</text:p>
          </table:table-cell>
          <table:table-cell table:number-columns-repeated="2"/>
          <table:table-cell table:formula="oooc:=[.I16]" office:value-type="float" office:value="5176">
            <text:p>5176</text:p>
          </table:table-cell>
          <table:table-cell table:formula="oooc:=[.J16]" office:value-type="float" office:value="5176">
            <text:p>5176</text:p>
          </table:table-cell>
          <table:table-cell table:formula="oooc:=[.K16]" office:value-type="float" office:value="5176">
            <text:p>5176</text:p>
          </table:table-cell>
          <table:table-cell table:formula="oooc:=[.L16]" office:value-type="float" office:value="5176">
            <text:p>5176</text:p>
          </table:table-cell>
          <table:table-cell/>
          <table:table-cell table:formula="oooc:=ABS([.I18]-[.C18])" office:value-type="float" office:value="5176">
            <text:p>5176</text:p>
          </table:table-cell>
          <table:table-cell table:formula="oooc:=ABS([.J18]-[.D18])" office:value-type="float" office:value="5176">
            <text:p>5176</text:p>
          </table:table-cell>
          <table:table-cell table:formula="oooc:=ABS([.K18]-[.E18])" office:value-type="float" office:value="5176">
            <text:p>5176</text:p>
          </table:table-cell>
          <table:table-cell table:formula="oooc:=ABS([.L18]-[.F18])" office:value-type="float" office:value="57">
            <text:p>57</text:p>
          </table:table-cell>
          <table:table-cell table:number-columns-repeated="239"/>
        </table:table-row>
        <table:table-row table:style-name="ro3">
          <table:table-cell table:style-name="ce1" table:number-columns-repeated="6"/>
          <table:table-cell table:style-name="ce4" table:formula="oooc:=SUM([.C3:.F18])" office:value-type="float" office:value="217372">
            <text:p>217372</text:p>
          </table:table-cell>
          <table:table-cell table:style-name="ce4" table:formula="oooc:=ROUNDUP([.G19]/42)" office:value-type="float" office:value="5176">
            <text:p>5176</text:p>
          </table:table-cell>
          <table:table-cell table:style-name="ce1" table:number-columns-repeated="9"/>
          <table:table-cell table:style-name="ce4" table:formula="oooc:=SUM([.N3:.Q18])" office:value-type="float" office:value="204870">
            <text:p>204870</text:p>
          </table:table-cell>
          <table:table-cell table:style-name="ce1" table:number-columns-repeated="238"/>
        </table:table-row>
        <table:table-row table:style-name="ro3" table:number-rows-repeated="12">
          <table:table-cell/>
          <table:table-cell table:style-name="Default" table:number-columns-repeated="6"/>
          <table:table-cell table:number-columns-repeated="249"/>
        </table:table-row>
        <table:table-row table:style-name="ro3">
          <table:table-cell/>
          <table:table-cell table:style-name="Default" table:number-columns-repeated="6"/>
          <table:table-cell table:number-columns-repeated="249"/>
        </table:table-row>
      </table:table>
      <table:table table:name="results" table:style-name="ta1" table:print="false">
        <office:forms form:automatic-focus="false" form:apply-design-mode="false"/>
        <table:table-column table:style-name="co7" table:default-cell-style-name="ce9"/>
        <table:table-column table:style-name="co8" table:default-cell-style-name="ce9"/>
        <table:table-column table:style-name="co1" table:number-columns-repeated="7" table:default-cell-style-name="ce9"/>
        <table:table-column table:style-name="co9" table:default-cell-style-name="Default"/>
        <table:table-column table:style-name="co1" table:default-cell-style-name="ce9"/>
        <table:table-column table:style-name="co10" table:default-cell-style-name="ce9"/>
        <table:table-column table:style-name="co1" table:number-columns-repeated="7" table:default-cell-style-name="ce9"/>
        <table:table-column table:style-name="co1" table:default-cell-style-name="Default"/>
        <table:table-column table:style-name="co1" table:default-cell-style-name="ce9"/>
        <table:table-column table:style-name="co10" table:default-cell-style-name="ce9"/>
        <table:table-column table:style-name="co1" table:number-columns-repeated="7" table:default-cell-style-name="ce9"/>
        <table:table-column table:style-name="co1" table:number-columns-repeated="227" table:default-cell-style-name="Default"/>
        <table:table-row table:style-name="ro5">
          <table:table-cell table:style-name="ce5" office:value-type="string">
            <text:p>UNIFORM</text:p>
          </table:table-cell>
          <table:table-cell table:style-name="ce6" office:value-type="string">
            <text:p>4X4</text:p>
          </table:table-cell>
          <table:table-cell table:style-name="ce6" table:number-columns-repeated="3"/>
          <table:table-cell table:style-name="ce5"/>
          <table:table-cell table:style-name="ce6" table:number-columns-repeated="3"/>
          <table:table-cell/>
          <table:table-cell table:style-name="ce6" table:number-columns-repeated="3"/>
          <table:table-cell table:style-name="ce5"/>
          <table:table-cell table:style-name="ce6" table:number-columns-repeated="5"/>
          <table:table-cell/>
          <table:table-cell table:style-name="Default" table:number-columns-repeated="9"/>
          <table:table-cell table:number-columns-repeated="227"/>
        </table:table-row>
        <table:table-row table:style-name="ro6"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 table:number-columns-repeated="227"/>
        </table:table-row>
        <table:table-row table:style-name="ro7">
          <table:table-cell table:style-name="ce7" office:value-type="string">
            <text:p>IR = 0.4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5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 table:number-columns-repeated="227"/>
        </table:table-row>
        <table:table-row table:style-name="ro5">
          <table:table-cell table:style-name="ce8" office:value-type="string">
            <text:p>OOE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12924">
            <text:p>112924</text:p>
          </table:table-cell>
          <table:table-cell table:style-name="ce8" table:formula="oooc:=ROUNDUP([.C4]/[.B4])" office:value-type="float" office:value="2353">
            <text:p>2353</text:p>
          </table:table-cell>
          <table:table-cell table:style-name="ce8" office:value-type="float" office:value="55886">
            <text:p>55886</text:p>
          </table:table-cell>
          <table:table-cell table:style-name="ce8" table:formula="oooc:= (64-[.B4])*[.D4]" office:value-type="float" office:value="37648">
            <text:p>37648</text:p>
          </table:table-cell>
          <table:table-cell table:style-name="ce8" table:formula="oooc:=[.E4]-[.F4]" office:value-type="float" office:value="18238">
            <text:p>18238</text:p>
          </table:table-cell>
          <table:table-cell table:style-name="ce8" table:formula="oooc:=ROUNDUP([.G4]/[.B4])" office:value-type="float" office:value="380">
            <text:p>380</text:p>
          </table:table-cell>
          <table:table-cell table:style-name="ce8" table:formula="oooc:=[.H4]/[.D4]" office:value-type="float" office:value="0.161495962600935">
            <text:p>0.16</text:p>
          </table:table-cell>
          <table:table-cell table:style-name="ce14"/>
          <table:table-cell table:style-name="ce8" office:value-type="string">
            <text:p>OOE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08060">
            <text:p>308060</text:p>
          </table:table-cell>
          <table:table-cell table:style-name="ce8" table:formula="oooc:=ROUNDUP([.M4]/[.L4])" office:value-type="float" office:value="6418">
            <text:p>6418</text:p>
          </table:table-cell>
          <table:table-cell table:style-name="ce8" office:value-type="float" office:value="151256">
            <text:p>151256</text:p>
          </table:table-cell>
          <table:table-cell table:style-name="ce8" table:formula="oooc:= (64-[.L4])*[.N4]" office:value-type="float" office:value="102688">
            <text:p>102688</text:p>
          </table:table-cell>
          <table:table-cell table:style-name="ce8" table:formula="oooc:=[.O4]-[.P4]" office:value-type="float" office:value="48568">
            <text:p>48568</text:p>
          </table:table-cell>
          <table:table-cell table:style-name="ce8" table:formula="oooc:=ROUNDUP([.Q4]/[.L4])" office:value-type="float" office:value="1012">
            <text:p>1012</text:p>
          </table:table-cell>
          <table:table-cell table:style-name="ce8" table:formula="oooc:=[.R4]/[.N4]" office:value-type="float" office:value="0.157681520722967">
            <text:p>0.16</text:p>
          </table:table-cell>
          <table:table-cell table:style-name="ce14"/>
          <table:table-cell table:style-name="ce8" office:value-type="string">
            <text:p>OOE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80303">
            <text:p>380303</text:p>
          </table:table-cell>
          <table:table-cell table:style-name="ce8" table:formula="oooc:=ROUNDUP([.W4]/[.V4])" office:value-type="float" office:value="7923">
            <text:p>7923</text:p>
          </table:table-cell>
          <table:table-cell table:style-name="ce8" office:value-type="float" office:value="191705">
            <text:p>191705</text:p>
          </table:table-cell>
          <table:table-cell table:style-name="ce8" table:formula="oooc:= (64-[.V4])*[.X4]" office:value-type="float" office:value="126768">
            <text:p>126768</text:p>
          </table:table-cell>
          <table:table-cell table:style-name="ce8" table:formula="oooc:=[.Y4]-[.Z4]" office:value-type="float" office:value="64937">
            <text:p>64937</text:p>
          </table:table-cell>
          <table:table-cell table:style-name="ce8" table:formula="oooc:=ROUNDUP([.AA4]/[.V4])" office:value-type="float" office:value="1353">
            <text:p>1353</text:p>
          </table:table-cell>
          <table:table-cell table:style-name="ce8" table:formula="oooc:=[.AB4]/[.X4]" office:value-type="float" office:value="0.170768648239303">
            <text:p>0.17</text:p>
          </table:table-cell>
          <table:table-cell table:style-name="ce14" table:number-columns-repeated="227"/>
        </table:table-row>
        <table:table-row table:style-name="ro5">
          <table:table-cell office:value-type="string">
            <text:p>FVC</text:p>
          </table:table-cell>
          <table:table-cell office:value-type="float" office:value="48">
            <text:p>48</text:p>
          </table:table-cell>
          <table:table-cell office:value-type="float" office:value="107857">
            <text:p>107857</text:p>
          </table:table-cell>
          <table:table-cell table:formula="oooc:=ROUNDUP([.C5]/[.B5])" office:value-type="float" office:value="2248">
            <text:p>2248</text:p>
          </table:table-cell>
          <table:table-cell office:value-type="float" office:value="53243">
            <text:p>53243</text:p>
          </table:table-cell>
          <table:table-cell table:formula="oooc:= (64-[.B5])*[.D5]" office:value-type="float" office:value="35968">
            <text:p>35968</text:p>
          </table:table-cell>
          <table:table-cell table:formula="oooc:=[.E5]-[.F5]" office:value-type="float" office:value="17275">
            <text:p>17275</text:p>
          </table:table-cell>
          <table:table-cell table:formula="oooc:=ROUNDUP([.G5]/[.B5])" office:value-type="float" office:value="360">
            <text:p>360</text:p>
          </table:table-cell>
          <table:table-cell table:formula="oooc:=[.H5]/[.D5]" office:value-type="float" office:value="0.160142348754448">
            <text:p>0.16</text:p>
          </table:table-cell>
          <table:table-cell/>
          <table:table-cell office:value-type="string">
            <text:p>FVC</text:p>
          </table:table-cell>
          <table:table-cell office:value-type="float" office:value="48">
            <text:p>48</text:p>
          </table:table-cell>
          <table:table-cell office:value-type="float" office:value="141074">
            <text:p>141074</text:p>
          </table:table-cell>
          <table:table-cell table:formula="oooc:=ROUNDUP([.M5]/[.L5])" office:value-type="float" office:value="2940">
            <text:p>2940</text:p>
          </table:table-cell>
          <table:table-cell office:value-type="float" office:value="68530">
            <text:p>68530</text:p>
          </table:table-cell>
          <table:table-cell table:formula="oooc:= (64-[.L5])*[.N5]" office:value-type="float" office:value="47040">
            <text:p>47040</text:p>
          </table:table-cell>
          <table:table-cell table:formula="oooc:=[.O5]-[.P5]" office:value-type="float" office:value="21490">
            <text:p>21490</text:p>
          </table:table-cell>
          <table:table-cell table:formula="oooc:=ROUNDUP([.Q5]/[.L5])" office:value-type="float" office:value="448">
            <text:p>448</text:p>
          </table:table-cell>
          <table:table-cell table:formula="oooc:=[.R5]/[.N5]" office:value-type="float" office:value="0.152380952380952">
            <text:p>0.15</text:p>
          </table:table-cell>
          <table:table-cell/>
          <table:table-cell office:value-type="string">
            <text:p>FVC</text:p>
          </table:table-cell>
          <table:table-cell office:value-type="float" office:value="48">
            <text:p>48</text:p>
          </table:table-cell>
          <table:table-cell office:value-type="float" office:value="258687">
            <text:p>258687</text:p>
          </table:table-cell>
          <table:table-cell table:formula="oooc:=ROUNDUP([.W5]/[.V5])" office:value-type="float" office:value="5390">
            <text:p>5390</text:p>
          </table:table-cell>
          <table:table-cell office:value-type="float" office:value="121819">
            <text:p>121819</text:p>
          </table:table-cell>
          <table:table-cell table:formula="oooc:= (64-[.V5])*[.X5]" office:value-type="float" office:value="86240">
            <text:p>86240</text:p>
          </table:table-cell>
          <table:table-cell table:formula="oooc:=[.Y5]-[.Z5]" office:value-type="float" office:value="35579">
            <text:p>35579</text:p>
          </table:table-cell>
          <table:table-cell table:formula="oooc:=ROUNDUP([.AA5]/[.V5])" office:value-type="float" office:value="742">
            <text:p>742</text:p>
          </table:table-cell>
          <table:table-cell table:formula="oooc:=[.AB5]/[.X5]" office:value-type="float" office:value="0.137662337662338">
            <text:p>0.14</text:p>
          </table:table-cell>
          <table:table-cell table:number-columns-repeated="227"/>
        </table:table-row>
        <table:table-row table:style-name="ro5">
          <table:table-cell office:value-type="string">
            <text:p>FPP</text:p>
          </table:table-cell>
          <table:table-cell office:value-type="float" office:value="48">
            <text:p>48</text:p>
          </table:table-cell>
          <table:table-cell office:value-type="float" office:value="107697">
            <text:p>107697</text:p>
          </table:table-cell>
          <table:table-cell table:formula="oooc:=ROUNDUP([.C6]/[.B6])" office:value-type="float" office:value="2244">
            <text:p>2244</text:p>
          </table:table-cell>
          <table:table-cell office:value-type="float" office:value="55557">
            <text:p>55557</text:p>
          </table:table-cell>
          <table:table-cell table:formula="oooc:= (64-[.B6])*[.D6]" office:value-type="float" office:value="35904">
            <text:p>35904</text:p>
          </table:table-cell>
          <table:table-cell table:formula="oooc:=[.E6]-[.F6]" office:value-type="float" office:value="19653">
            <text:p>19653</text:p>
          </table:table-cell>
          <table:table-cell table:formula="oooc:=ROUNDUP([.G6]/[.B6])" office:value-type="float" office:value="410">
            <text:p>410</text:p>
          </table:table-cell>
          <table:table-cell table:formula="oooc:=[.H6]/[.D6]" office:value-type="float" office:value="0.18270944741533">
            <text:p>0.18</text:p>
          </table:table-cell>
          <table:table-cell/>
          <table:table-cell office:value-type="string">
            <text:p>FPP</text:p>
          </table:table-cell>
          <table:table-cell office:value-type="float" office:value="48">
            <text:p>48</text:p>
          </table:table-cell>
          <table:table-cell office:value-type="float" office:value="120369">
            <text:p>120369</text:p>
          </table:table-cell>
          <table:table-cell table:formula="oooc:=ROUNDUP([.M6]/[.L6])" office:value-type="float" office:value="2508">
            <text:p>2508</text:p>
          </table:table-cell>
          <table:table-cell office:value-type="float" office:value="61149">
            <text:p>61149</text:p>
          </table:table-cell>
          <table:table-cell table:formula="oooc:= (64-[.L6])*[.N6]" office:value-type="float" office:value="40128">
            <text:p>40128</text:p>
          </table:table-cell>
          <table:table-cell table:formula="oooc:=[.O6]-[.P6]" office:value-type="float" office:value="21021">
            <text:p>21021</text:p>
          </table:table-cell>
          <table:table-cell table:formula="oooc:=ROUNDUP([.Q6]/[.L6])" office:value-type="float" office:value="438">
            <text:p>438</text:p>
          </table:table-cell>
          <table:table-cell table:formula="oooc:=[.R6]/[.N6]" office:value-type="float" office:value="0.174641148325359">
            <text:p>0.17</text:p>
          </table:table-cell>
          <table:table-cell/>
          <table:table-cell office:value-type="string">
            <text:p>FPP</text:p>
          </table:table-cell>
          <table:table-cell office:value-type="float" office:value="48">
            <text:p>48</text:p>
          </table:table-cell>
          <table:table-cell office:value-type="float" office:value="249016">
            <text:p>249016</text:p>
          </table:table-cell>
          <table:table-cell table:formula="oooc:=ROUNDUP([.W6]/[.V6])" office:value-type="float" office:value="5188">
            <text:p>5188</text:p>
          </table:table-cell>
          <table:table-cell office:value-type="float" office:value="117188">
            <text:p>117188</text:p>
          </table:table-cell>
          <table:table-cell table:formula="oooc:= (64-[.V6])*[.X6]" office:value-type="float" office:value="83008">
            <text:p>83008</text:p>
          </table:table-cell>
          <table:table-cell table:formula="oooc:=[.Y6]-[.Z6]" office:value-type="float" office:value="34180">
            <text:p>34180</text:p>
          </table:table-cell>
          <table:table-cell table:formula="oooc:=ROUNDUP([.AA6]/[.V6])" office:value-type="float" office:value="713">
            <text:p>713</text:p>
          </table:table-cell>
          <table:table-cell table:formula="oooc:=[.AB6]/[.X6]" office:value-type="float" office:value="0.137432536622976">
            <text:p>0.14</text:p>
          </table:table-cell>
          <table:table-cell table:number-columns-repeated="227"/>
        </table:table-row>
        <table:table-row table:style-name="ro5">
          <table:table-cell office:value-type="string">
            <text:p>WNOF</text:p>
          </table:table-cell>
          <table:table-cell office:value-type="float" office:value="48">
            <text:p>48</text:p>
          </table:table-cell>
          <table:table-cell office:value-type="float" office:value="108138">
            <text:p>108138</text:p>
          </table:table-cell>
          <table:table-cell table:formula="oooc:=ROUNDUP([.C7]/[.B7])" office:value-type="float" office:value="2253">
            <text:p>2253</text:p>
          </table:table-cell>
          <table:table-cell office:value-type="float" office:value="55494">
            <text:p>55494</text:p>
          </table:table-cell>
          <table:table-cell table:formula="oooc:= (64-[.B7])*[.D7]" office:value-type="float" office:value="36048">
            <text:p>36048</text:p>
          </table:table-cell>
          <table:table-cell table:formula="oooc:=[.E7]-[.F7]" office:value-type="float" office:value="19446">
            <text:p>19446</text:p>
          </table:table-cell>
          <table:table-cell table:formula="oooc:=ROUNDUP([.G7]/[.B7])" office:value-type="float" office:value="406">
            <text:p>406</text:p>
          </table:table-cell>
          <table:table-cell table:formula="oooc:=[.H7]/[.D7]" office:value-type="float" office:value="0.180204172214825">
            <text:p>0.18</text:p>
          </table:table-cell>
          <table:table-cell/>
          <table:table-cell office:value-type="string">
            <text:p>WNOF</text:p>
          </table:table-cell>
          <table:table-cell office:value-type="float" office:value="48">
            <text:p>48</text:p>
          </table:table-cell>
          <table:table-cell office:value-type="float" office:value="120436">
            <text:p>120436</text:p>
          </table:table-cell>
          <table:table-cell table:formula="oooc:=ROUNDUP([.M7]/[.L7])" office:value-type="float" office:value="2510">
            <text:p>2510</text:p>
          </table:table-cell>
          <table:table-cell office:value-type="float" office:value="60774">
            <text:p>60774</text:p>
          </table:table-cell>
          <table:table-cell table:formula="oooc:= (64-[.L7])*[.N7]" office:value-type="float" office:value="40160">
            <text:p>40160</text:p>
          </table:table-cell>
          <table:table-cell table:formula="oooc:=[.O7]-[.P7]" office:value-type="float" office:value="20614">
            <text:p>20614</text:p>
          </table:table-cell>
          <table:table-cell table:formula="oooc:=ROUNDUP([.Q7]/[.L7])" office:value-type="float" office:value="430">
            <text:p>430</text:p>
          </table:table-cell>
          <table:table-cell table:formula="oooc:=[.R7]/[.N7]" office:value-type="float" office:value="0.171314741035857">
            <text:p>0.17</text:p>
          </table:table-cell>
          <table:table-cell/>
          <table:table-cell office:value-type="string">
            <text:p>WNOF</text:p>
          </table:table-cell>
          <table:table-cell office:value-type="float" office:value="48">
            <text:p>48</text:p>
          </table:table-cell>
          <table:table-cell office:value-type="float" office:value="242497">
            <text:p>242497</text:p>
          </table:table-cell>
          <table:table-cell table:formula="oooc:=ROUNDUP([.W7]/[.V7])" office:value-type="float" office:value="5053">
            <text:p>5053</text:p>
          </table:table-cell>
          <table:table-cell office:value-type="float" office:value="113989">
            <text:p>113989</text:p>
          </table:table-cell>
          <table:table-cell table:formula="oooc:= (64-[.V7])*[.X7]" office:value-type="float" office:value="80848">
            <text:p>80848</text:p>
          </table:table-cell>
          <table:table-cell table:formula="oooc:=[.Y7]-[.Z7]" office:value-type="float" office:value="33141">
            <text:p>33141</text:p>
          </table:table-cell>
          <table:table-cell table:formula="oooc:=ROUNDUP([.AA7]/[.V7])" office:value-type="float" office:value="691">
            <text:p>691</text:p>
          </table:table-cell>
          <table:table-cell table:formula="oooc:=[.AB7]/[.X7]" office:value-type="float" office:value="0.136750445280032">
            <text:p>0.14</text:p>
          </table:table-cell>
          <table:table-cell table:number-columns-repeated="227"/>
        </table:table-row>
        <table:table-row table:style-name="ro5">
          <table:table-cell office:value-type="string">
            <text:p>FCOMP</text:p>
          </table:table-cell>
          <table:table-cell office:value-type="float" office:value="48">
            <text:p>48</text:p>
          </table:table-cell>
          <table:table-cell office:value-type="float" office:value="108615">
            <text:p>108615</text:p>
          </table:table-cell>
          <table:table-cell table:formula="oooc:=ROUNDUP([.C8]/[.B8])" office:value-type="float" office:value="2263">
            <text:p>2263</text:p>
          </table:table-cell>
          <table:table-cell office:value-type="float" office:value="55021">
            <text:p>55021</text:p>
          </table:table-cell>
          <table:table-cell table:formula="oooc:= (64-[.B8])*[.D8]" office:value-type="float" office:value="36208">
            <text:p>36208</text:p>
          </table:table-cell>
          <table:table-cell table:formula="oooc:=[.E8]-[.F8]" office:value-type="float" office:value="18813">
            <text:p>18813</text:p>
          </table:table-cell>
          <table:table-cell table:formula="oooc:=ROUNDUP([.G8]/[.B8])" office:value-type="float" office:value="392">
            <text:p>392</text:p>
          </table:table-cell>
          <table:table-cell table:formula="oooc:=[.H8]/[.D8]" office:value-type="float" office:value="0.173221387538665">
            <text:p>0.17</text:p>
          </table:table-cell>
          <table:table-cell/>
          <table:table-cell office:value-type="string">
            <text:p>FCOMP</text:p>
          </table:table-cell>
          <table:table-cell office:value-type="float" office:value="48">
            <text:p>48</text:p>
          </table:table-cell>
          <table:table-cell office:value-type="float" office:value="121413">
            <text:p>121413</text:p>
          </table:table-cell>
          <table:table-cell table:formula="oooc:=ROUNDUP([.M8]/[.L8])" office:value-type="float" office:value="2530">
            <text:p>2530</text:p>
          </table:table-cell>
          <table:table-cell office:value-type="float" office:value="60219">
            <text:p>60219</text:p>
          </table:table-cell>
          <table:table-cell table:formula="oooc:= (64-[.L8])*[.N8]" office:value-type="float" office:value="40480">
            <text:p>40480</text:p>
          </table:table-cell>
          <table:table-cell table:formula="oooc:=[.O8]-[.P8]" office:value-type="float" office:value="19739">
            <text:p>19739</text:p>
          </table:table-cell>
          <table:table-cell table:formula="oooc:=ROUNDUP([.Q8]/[.L8])" office:value-type="float" office:value="412">
            <text:p>412</text:p>
          </table:table-cell>
          <table:table-cell table:formula="oooc:=[.R8]/[.N8]" office:value-type="float" office:value="0.162845849802372">
            <text:p>0.16</text:p>
          </table:table-cell>
          <table:table-cell/>
          <table:table-cell office:value-type="string">
            <text:p>FCOMP</text:p>
          </table:table-cell>
          <table:table-cell office:value-type="float" office:value="48">
            <text:p>48</text:p>
          </table:table-cell>
          <table:table-cell office:value-type="float" office:value="261797">
            <text:p>261797</text:p>
          </table:table-cell>
          <table:table-cell table:formula="oooc:=ROUNDUP([.W8]/[.V8])" office:value-type="float" office:value="5455">
            <text:p>5455</text:p>
          </table:table-cell>
          <table:table-cell office:value-type="float" office:value="123765">
            <text:p>123765</text:p>
          </table:table-cell>
          <table:table-cell table:formula="oooc:= (64-[.V8])*[.X8]" office:value-type="float" office:value="87280">
            <text:p>87280</text:p>
          </table:table-cell>
          <table:table-cell table:formula="oooc:=[.Y8]-[.Z8]" office:value-type="float" office:value="36485">
            <text:p>36485</text:p>
          </table:table-cell>
          <table:table-cell table:formula="oooc:=ROUNDUP([.AA8]/[.V8])" office:value-type="float" office:value="761">
            <text:p>761</text:p>
          </table:table-cell>
          <table:table-cell table:formula="oooc:=[.AB8]/[.X8]" office:value-type="float" office:value="0.139505041246563">
            <text:p>0.14</text:p>
          </table:table-cell>
          <table:table-cell table:number-columns-repeated="227"/>
        </table:table-row>
        <table:table-row table:style-name="ro5">
          <table:table-cell table:style-name="ce6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227"/>
        </table:table-row>
        <table:table-row table:style-name="ro5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227"/>
        </table:table-row>
        <table:table-row table:style-name="ro5">
          <table:table-cell table:style-name="ce5" office:value-type="string">
            <text:p>TORNADO</text:p>
          </table:table-cell>
          <table:table-cell table:style-name="ce6" office:value-type="string">
            <text:p>4X4</text:p>
          </table:table-cell>
          <table:table-cell table:style-name="ce6" table:number-columns-repeated="3"/>
          <table:table-cell table:style-name="ce5"/>
          <table:table-cell table:style-name="ce6" table:number-columns-repeated="3"/>
          <table:table-cell/>
          <table:table-cell table:style-name="ce6" table:number-columns-repeated="3"/>
          <table:table-cell table:style-name="ce5"/>
          <table:table-cell table:style-name="ce6" table:number-columns-repeated="5"/>
          <table:table-cell/>
          <table:table-cell table:style-name="Default" table:number-columns-repeated="9"/>
          <table:table-cell table:number-columns-repeated="227"/>
        </table:table-row>
        <table:table-row table:style-name="ro6"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 table:number-columns-repeated="227"/>
        </table:table-row>
        <table:table-row table:style-name="ro7">
          <table:table-cell table:style-name="ce7" office:value-type="string">
            <text:p>IR = 0.4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5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 table:number-columns-repeated="227"/>
        </table:table-row>
        <table:table-row table:style-name="ro5">
          <table:table-cell table:style-name="ce8" office:value-type="string">
            <text:p>OOE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255662">
            <text:p>255662</text:p>
          </table:table-cell>
          <table:table-cell table:style-name="ce8" table:formula="oooc:=ROUNDUP([.C14]/[.B14])" office:value-type="float" office:value="5327">
            <text:p>5327</text:p>
          </table:table-cell>
          <table:table-cell table:style-name="ce8" office:value-type="float" office:value="148796">
            <text:p>148796</text:p>
          </table:table-cell>
          <table:table-cell table:style-name="ce8" table:formula="oooc:= (64-[.B14])*[.D14]" office:value-type="float" office:value="85232">
            <text:p>85232</text:p>
          </table:table-cell>
          <table:table-cell table:style-name="ce8" table:formula="oooc:=[.E14]-[.F14]" office:value-type="float" office:value="63564">
            <text:p>63564</text:p>
          </table:table-cell>
          <table:table-cell table:style-name="ce8" table:formula="oooc:=ROUNDUP([.G14]/[.B14])" office:value-type="float" office:value="1325">
            <text:p>1325</text:p>
          </table:table-cell>
          <table:table-cell table:style-name="ce8" table:formula="oooc:=[.H14]/[.D14]" office:value-type="float" office:value="0.248732870283462">
            <text:p>0.25</text:p>
          </table:table-cell>
          <table:table-cell table:style-name="ce14"/>
          <table:table-cell table:style-name="ce8" office:value-type="string">
            <text:p>OOE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23088">
            <text:p>323088</text:p>
          </table:table-cell>
          <table:table-cell table:style-name="ce8" table:formula="oooc:=ROUNDUP([.M14]/[.L14])" office:value-type="float" office:value="6731">
            <text:p>6731</text:p>
          </table:table-cell>
          <table:table-cell table:style-name="ce8" office:value-type="float" office:value="158560">
            <text:p>158560</text:p>
          </table:table-cell>
          <table:table-cell table:style-name="ce8" table:formula="oooc:= (64-[.L14])*[.N14]" office:value-type="float" office:value="107696">
            <text:p>107696</text:p>
          </table:table-cell>
          <table:table-cell table:style-name="ce8" table:formula="oooc:=[.O14]-[.P14]" office:value-type="float" office:value="50864">
            <text:p>50864</text:p>
          </table:table-cell>
          <table:table-cell table:style-name="ce8" table:formula="oooc:=ROUNDUP([.Q14]/[.L14])" office:value-type="float" office:value="1060">
            <text:p>1060</text:p>
          </table:table-cell>
          <table:table-cell table:style-name="ce8" table:formula="oooc:=[.R14]/[.N14]" office:value-type="float" office:value="0.15748031496063">
            <text:p>0.16</text:p>
          </table:table-cell>
          <table:table-cell table:style-name="ce14"/>
          <table:table-cell table:style-name="ce8" office:value-type="string">
            <text:p>OOE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66564">
            <text:p>366564</text:p>
          </table:table-cell>
          <table:table-cell table:style-name="ce8" table:formula="oooc:=ROUNDUP([.W14]/[.V14])" office:value-type="float" office:value="7637">
            <text:p>7637</text:p>
          </table:table-cell>
          <table:table-cell table:style-name="ce8" office:value-type="float" office:value="179902">
            <text:p>179902</text:p>
          </table:table-cell>
          <table:table-cell table:style-name="ce8" table:formula="oooc:= (64-[.V14])*[.X14]" office:value-type="float" office:value="122192">
            <text:p>122192</text:p>
          </table:table-cell>
          <table:table-cell table:style-name="ce8" table:formula="oooc:=[.Y14]-[.Z14]" office:value-type="float" office:value="57710">
            <text:p>57710</text:p>
          </table:table-cell>
          <table:table-cell table:style-name="ce8" table:formula="oooc:=ROUNDUP([.AA14]/[.V14])" office:value-type="float" office:value="1203">
            <text:p>1203</text:p>
          </table:table-cell>
          <table:table-cell table:style-name="ce8" table:formula="oooc:=[.AB14]/[.X14]" office:value-type="float" office:value="0.157522587403431">
            <text:p>0.16</text:p>
          </table:table-cell>
          <table:table-cell table:style-name="ce14" table:number-columns-repeated="227"/>
        </table:table-row>
        <table:table-row table:style-name="ro5">
          <table:table-cell office:value-type="string">
            <text:p>FVC</text:p>
          </table:table-cell>
          <table:table-cell office:value-type="float" office:value="48">
            <text:p>48</text:p>
          </table:table-cell>
          <table:table-cell office:value-type="float" office:value="173616">
            <text:p>173616</text:p>
          </table:table-cell>
          <table:table-cell table:formula="oooc:=ROUNDUP([.C15]/[.B15])" office:value-type="float" office:value="3617">
            <text:p>3617</text:p>
          </table:table-cell>
          <table:table-cell office:value-type="float" office:value="86116">
            <text:p>86116</text:p>
          </table:table-cell>
          <table:table-cell table:formula="oooc:= (64-[.B15])*[.D15]" office:value-type="float" office:value="57872">
            <text:p>57872</text:p>
          </table:table-cell>
          <table:table-cell table:formula="oooc:=[.E15]-[.F15]" office:value-type="float" office:value="28244">
            <text:p>28244</text:p>
          </table:table-cell>
          <table:table-cell table:formula="oooc:=ROUNDUP([.G15]/[.B15])" office:value-type="float" office:value="589">
            <text:p>589</text:p>
          </table:table-cell>
          <table:table-cell table:formula="oooc:=[.H15]/[.D15]" office:value-type="float" office:value="0.162842134365496">
            <text:p>0.16</text:p>
          </table:table-cell>
          <table:table-cell/>
          <table:table-cell office:value-type="string">
            <text:p>FVC</text:p>
          </table:table-cell>
          <table:table-cell office:value-type="float" office:value="48">
            <text:p>48</text:p>
          </table:table-cell>
          <table:table-cell office:value-type="float" office:value="264672">
            <text:p>264672</text:p>
          </table:table-cell>
          <table:table-cell table:formula="oooc:=ROUNDUP([.M15]/[.L15])" office:value-type="float" office:value="5514">
            <text:p>5514</text:p>
          </table:table-cell>
          <table:table-cell office:value-type="float" office:value="129340">
            <text:p>129340</text:p>
          </table:table-cell>
          <table:table-cell table:formula="oooc:= (64-[.L15])*[.N15]" office:value-type="float" office:value="88224">
            <text:p>88224</text:p>
          </table:table-cell>
          <table:table-cell table:formula="oooc:=[.O15]-[.P15]" office:value-type="float" office:value="41116">
            <text:p>41116</text:p>
          </table:table-cell>
          <table:table-cell table:formula="oooc:=ROUNDUP([.Q15]/[.L15])" office:value-type="float" office:value="857">
            <text:p>857</text:p>
          </table:table-cell>
          <table:table-cell table:formula="oooc:=[.R15]/[.N15]" office:value-type="float" office:value="0.155422560754443">
            <text:p>0.16</text:p>
          </table:table-cell>
          <table:table-cell/>
          <table:table-cell office:value-type="string">
            <text:p>FVC</text:p>
          </table:table-cell>
          <table:table-cell office:value-type="float" office:value="48">
            <text:p>48</text:p>
          </table:table-cell>
          <table:table-cell office:value-type="float" office:value="324258">
            <text:p>324258</text:p>
          </table:table-cell>
          <table:table-cell table:formula="oooc:=ROUNDUP([.W15]/[.V15])" office:value-type="float" office:value="6756">
            <text:p>6756</text:p>
          </table:table-cell>
          <table:table-cell office:value-type="float" office:value="152402">
            <text:p>152402</text:p>
          </table:table-cell>
          <table:table-cell table:formula="oooc:= (64-[.V15])*[.X15]" office:value-type="float" office:value="108096">
            <text:p>108096</text:p>
          </table:table-cell>
          <table:table-cell table:formula="oooc:=[.Y15]-[.Z15]" office:value-type="float" office:value="44306">
            <text:p>44306</text:p>
          </table:table-cell>
          <table:table-cell table:formula="oooc:=ROUNDUP([.AA15]/[.V15])" office:value-type="float" office:value="924">
            <text:p>924</text:p>
          </table:table-cell>
          <table:table-cell table:formula="oooc:=[.AB15]/[.X15]" office:value-type="float" office:value="0.136767317939609">
            <text:p>0.14</text:p>
          </table:table-cell>
          <table:table-cell table:number-columns-repeated="227"/>
        </table:table-row>
        <table:table-row table:style-name="ro5">
          <table:table-cell office:value-type="string">
            <text:p>FPP</text:p>
          </table:table-cell>
          <table:table-cell office:value-type="float" office:value="48">
            <text:p>48</text:p>
          </table:table-cell>
          <table:table-cell office:value-type="float" office:value="129880">
            <text:p>129880</text:p>
          </table:table-cell>
          <table:table-cell table:formula="oooc:=ROUNDUP([.C16]/[.B16])" office:value-type="float" office:value="2706">
            <text:p>2706</text:p>
          </table:table-cell>
          <table:table-cell office:value-type="float" office:value="51374">
            <text:p>51374</text:p>
          </table:table-cell>
          <table:table-cell table:formula="oooc:= (64-[.B16])*[.D16]" office:value-type="float" office:value="43296">
            <text:p>43296</text:p>
          </table:table-cell>
          <table:table-cell table:formula="oooc:=[.E16]-[.F16]" office:value-type="float" office:value="8078">
            <text:p>8078</text:p>
          </table:table-cell>
          <table:table-cell table:formula="oooc:=ROUNDUP([.G16]/[.B16])" office:value-type="float" office:value="169">
            <text:p>169</text:p>
          </table:table-cell>
          <table:table-cell table:formula="oooc:=[.H16]/[.D16]" office:value-type="float" office:value="0.0624538063562454">
            <text:p>0.06</text:p>
          </table:table-cell>
          <table:table-cell/>
          <table:table-cell office:value-type="string">
            <text:p>FPP</text:p>
          </table:table-cell>
          <table:table-cell office:value-type="float" office:value="48">
            <text:p>48</text:p>
          </table:table-cell>
          <table:table-cell office:value-type="float" office:value="144168">
            <text:p>144168</text:p>
          </table:table-cell>
          <table:table-cell table:formula="oooc:=ROUNDUP([.M16]/[.L16])" office:value-type="float" office:value="3004">
            <text:p>3004</text:p>
          </table:table-cell>
          <table:table-cell office:value-type="float" office:value="58938">
            <text:p>58938</text:p>
          </table:table-cell>
          <table:table-cell table:formula="oooc:= (64-[.L16])*[.N16]" office:value-type="float" office:value="48064">
            <text:p>48064</text:p>
          </table:table-cell>
          <table:table-cell table:formula="oooc:=[.O16]-[.P16]" office:value-type="float" office:value="10874">
            <text:p>10874</text:p>
          </table:table-cell>
          <table:table-cell table:formula="oooc:=ROUNDUP([.Q16]/[.L16])" office:value-type="float" office:value="227">
            <text:p>227</text:p>
          </table:table-cell>
          <table:table-cell table:formula="oooc:=[.R16]/[.N16]" office:value-type="float" office:value="0.0755659121171771">
            <text:p>0.08</text:p>
          </table:table-cell>
          <table:table-cell/>
          <table:table-cell office:value-type="string">
            <text:p>FPP</text:p>
          </table:table-cell>
          <table:table-cell office:value-type="float" office:value="48">
            <text:p>48</text:p>
          </table:table-cell>
          <table:table-cell office:value-type="float" office:value="270666">
            <text:p>270666</text:p>
          </table:table-cell>
          <table:table-cell table:formula="oooc:=ROUNDUP([.W16]/[.V16])" office:value-type="float" office:value="5639">
            <text:p>5639</text:p>
          </table:table-cell>
          <table:table-cell office:value-type="float" office:value="113850">
            <text:p>113850</text:p>
          </table:table-cell>
          <table:table-cell table:formula="oooc:= (64-[.V16])*[.X16]" office:value-type="float" office:value="90224">
            <text:p>90224</text:p>
          </table:table-cell>
          <table:table-cell table:formula="oooc:=[.Y16]-[.Z16]" office:value-type="float" office:value="23626">
            <text:p>23626</text:p>
          </table:table-cell>
          <table:table-cell table:formula="oooc:=ROUNDUP([.AA16]/[.V16])" office:value-type="float" office:value="493">
            <text:p>493</text:p>
          </table:table-cell>
          <table:table-cell table:formula="oooc:=[.AB16]/[.X16]" office:value-type="float" office:value="0.0874268487320447">
            <text:p>0.09</text:p>
          </table:table-cell>
          <table:table-cell table:number-columns-repeated="227"/>
        </table:table-row>
        <table:table-row table:style-name="ro5">
          <table:table-cell office:value-type="string">
            <text:p>WNOF</text:p>
          </table:table-cell>
          <table:table-cell office:value-type="float" office:value="48">
            <text:p>48</text:p>
          </table:table-cell>
          <table:table-cell office:value-type="float" office:value="130002">
            <text:p>130002</text:p>
          </table:table-cell>
          <table:table-cell table:formula="oooc:=ROUNDUP([.C17]/[.B17])" office:value-type="float" office:value="2709">
            <text:p>2709</text:p>
          </table:table-cell>
          <table:table-cell office:value-type="float" office:value="51548">
            <text:p>51548</text:p>
          </table:table-cell>
          <table:table-cell table:formula="oooc:= (64-[.B17])*[.D17]" office:value-type="float" office:value="43344">
            <text:p>43344</text:p>
          </table:table-cell>
          <table:table-cell table:formula="oooc:=[.E17]-[.F17]" office:value-type="float" office:value="8204">
            <text:p>8204</text:p>
          </table:table-cell>
          <table:table-cell table:formula="oooc:=ROUNDUP([.G17]/[.B17])" office:value-type="float" office:value="171">
            <text:p>171</text:p>
          </table:table-cell>
          <table:table-cell table:formula="oooc:=[.H17]/[.D17]" office:value-type="float" office:value="0.0631229235880399">
            <text:p>0.06</text:p>
          </table:table-cell>
          <table:table-cell/>
          <table:table-cell office:value-type="string">
            <text:p>WNOF</text:p>
          </table:table-cell>
          <table:table-cell office:value-type="float" office:value="48">
            <text:p>48</text:p>
          </table:table-cell>
          <table:table-cell office:value-type="float" office:value="144480">
            <text:p>144480</text:p>
          </table:table-cell>
          <table:table-cell table:formula="oooc:=ROUNDUP([.M17]/[.L17])" office:value-type="float" office:value="3010">
            <text:p>3010</text:p>
          </table:table-cell>
          <table:table-cell office:value-type="float" office:value="58864">
            <text:p>58864</text:p>
          </table:table-cell>
          <table:table-cell table:formula="oooc:= (64-[.L17])*[.N17]" office:value-type="float" office:value="48160">
            <text:p>48160</text:p>
          </table:table-cell>
          <table:table-cell table:formula="oooc:=[.O17]-[.P17]" office:value-type="float" office:value="10704">
            <text:p>10704</text:p>
          </table:table-cell>
          <table:table-cell table:formula="oooc:=ROUNDUP([.Q17]/[.L17])" office:value-type="float" office:value="223">
            <text:p>223</text:p>
          </table:table-cell>
          <table:table-cell table:formula="oooc:=[.R17]/[.N17]" office:value-type="float" office:value="0.0740863787375415">
            <text:p>0.07</text:p>
          </table:table-cell>
          <table:table-cell/>
          <table:table-cell office:value-type="string">
            <text:p>WNOF</text:p>
          </table:table-cell>
          <table:table-cell office:value-type="float" office:value="48">
            <text:p>48</text:p>
          </table:table-cell>
          <table:table-cell office:value-type="float" office:value="159412">
            <text:p>159412</text:p>
          </table:table-cell>
          <table:table-cell table:formula="oooc:=ROUNDUP([.W17]/[.V17])" office:value-type="float" office:value="3322">
            <text:p>3322</text:p>
          </table:table-cell>
          <table:table-cell office:value-type="float" office:value="67678">
            <text:p>67678</text:p>
          </table:table-cell>
          <table:table-cell table:formula="oooc:= (64-[.V17])*[.X17]" office:value-type="float" office:value="53152">
            <text:p>53152</text:p>
          </table:table-cell>
          <table:table-cell table:formula="oooc:=[.Y17]-[.Z17]" office:value-type="float" office:value="14526">
            <text:p>14526</text:p>
          </table:table-cell>
          <table:table-cell table:formula="oooc:=ROUNDUP([.AA17]/[.V17])" office:value-type="float" office:value="303">
            <text:p>303</text:p>
          </table:table-cell>
          <table:table-cell table:formula="oooc:=[.AB17]/[.X17]" office:value-type="float" office:value="0.0912101143889223">
            <text:p>0.09</text:p>
          </table:table-cell>
          <table:table-cell table:number-columns-repeated="227"/>
        </table:table-row>
        <table:table-row table:style-name="ro5">
          <table:table-cell office:value-type="string">
            <text:p>FCOMP</text:p>
          </table:table-cell>
          <table:table-cell office:value-type="float" office:value="48">
            <text:p>48</text:p>
          </table:table-cell>
          <table:table-cell office:value-type="float" office:value="173908">
            <text:p>173908</text:p>
          </table:table-cell>
          <table:table-cell table:formula="oooc:=ROUNDUP([.C18]/[.B18])" office:value-type="float" office:value="3624">
            <text:p>3624</text:p>
          </table:table-cell>
          <table:table-cell office:value-type="float" office:value="88060">
            <text:p>88060</text:p>
          </table:table-cell>
          <table:table-cell table:formula="oooc:= (64-[.B18])*[.D18]" office:value-type="float" office:value="57984">
            <text:p>57984</text:p>
          </table:table-cell>
          <table:table-cell table:formula="oooc:=[.E18]-[.F18]" office:value-type="float" office:value="30076">
            <text:p>30076</text:p>
          </table:table-cell>
          <table:table-cell table:formula="oooc:=ROUNDUP([.G18]/[.B18])" office:value-type="float" office:value="627">
            <text:p>627</text:p>
          </table:table-cell>
          <table:table-cell table:formula="oooc:=[.H18]/[.D18]" office:value-type="float" office:value="0.173013245033113">
            <text:p>0.17</text:p>
          </table:table-cell>
          <table:table-cell/>
          <table:table-cell office:value-type="string">
            <text:p>FCOMP</text:p>
          </table:table-cell>
          <table:table-cell office:value-type="float" office:value="48">
            <text:p>48</text:p>
          </table:table-cell>
          <table:table-cell office:value-type="float" office:value="281198">
            <text:p>281198</text:p>
          </table:table-cell>
          <table:table-cell table:formula="oooc:=ROUNDUP([.M18]/[.L18])" office:value-type="float" office:value="5859">
            <text:p>5859</text:p>
          </table:table-cell>
          <table:table-cell office:value-type="float" office:value="141152">
            <text:p>141152</text:p>
          </table:table-cell>
          <table:table-cell table:formula="oooc:= (64-[.L18])*[.N18]" office:value-type="float" office:value="93744">
            <text:p>93744</text:p>
          </table:table-cell>
          <table:table-cell table:formula="oooc:=[.O18]-[.P18]" office:value-type="float" office:value="47408">
            <text:p>47408</text:p>
          </table:table-cell>
          <table:table-cell table:formula="oooc:=ROUNDUP([.Q18]/[.L18])" office:value-type="float" office:value="988">
            <text:p>988</text:p>
          </table:table-cell>
          <table:table-cell table:formula="oooc:=[.R18]/[.N18]" office:value-type="float" office:value="0.16862945895204">
            <text:p>0.17</text:p>
          </table:table-cell>
          <table:table-cell/>
          <table:table-cell office:value-type="string">
            <text:p>FCOMP</text:p>
          </table:table-cell>
          <table:table-cell office:value-type="float" office:value="48">
            <text:p>48</text:p>
          </table:table-cell>
          <table:table-cell office:value-type="float" office:value="331138">
            <text:p>331138</text:p>
          </table:table-cell>
          <table:table-cell table:formula="oooc:=ROUNDUP([.W18]/[.V18])" office:value-type="float" office:value="6899">
            <text:p>6899</text:p>
          </table:table-cell>
          <table:table-cell office:value-type="float" office:value="156038">
            <text:p>156038</text:p>
          </table:table-cell>
          <table:table-cell table:formula="oooc:= (64-[.V18])*[.X18]" office:value-type="float" office:value="110384">
            <text:p>110384</text:p>
          </table:table-cell>
          <table:table-cell table:formula="oooc:=[.Y18]-[.Z18]" office:value-type="float" office:value="45654">
            <text:p>45654</text:p>
          </table:table-cell>
          <table:table-cell table:formula="oooc:=ROUNDUP([.AA18]/[.V18])" office:value-type="float" office:value="952">
            <text:p>952</text:p>
          </table:table-cell>
          <table:table-cell table:formula="oooc:=[.AB18]/[.X18]" office:value-type="float" office:value="0.137991013190317">
            <text:p>0.14</text:p>
          </table:table-cell>
          <table:table-cell table:number-columns-repeated="227"/>
        </table:table-row>
        <table:table-row table:style-name="ro4" table:number-rows-repeated="2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227"/>
        </table:table-row>
        <table:table-row table:style-name="ro5">
          <table:table-cell table:style-name="ce5" office:value-type="string">
            <text:p>TRANSPOSE</text:p>
          </table:table-cell>
          <table:table-cell table:style-name="ce6" office:value-type="string">
            <text:p>4X4</text:p>
          </table:table-cell>
          <table:table-cell table:style-name="ce6" table:number-columns-repeated="3"/>
          <table:table-cell table:style-name="ce5"/>
          <table:table-cell table:style-name="ce6" table:number-columns-repeated="3"/>
          <table:table-cell/>
          <table:table-cell table:style-name="ce6" table:number-columns-repeated="3"/>
          <table:table-cell table:style-name="ce5"/>
          <table:table-cell table:style-name="ce6" table:number-columns-repeated="5"/>
          <table:table-cell/>
          <table:table-cell table:style-name="Default" table:number-columns-repeated="9"/>
          <table:table-cell table:number-columns-repeated="227"/>
        </table:table-row>
        <table:table-row table:style-name="ro6"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 table:number-columns-repeated="227"/>
        </table:table-row>
        <table:table-row table:style-name="ro7">
          <table:table-cell table:style-name="ce7" office:value-type="string">
            <text:p>IR = 0.4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4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 table:number-columns-repeated="227"/>
        </table:table-row>
        <table:table-row table:style-name="ro5">
          <table:table-cell table:style-name="ce8" office:value-type="string">
            <text:p>OOE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97244">
            <text:p>197244</text:p>
          </table:table-cell>
          <table:table-cell table:style-name="ce8" table:formula="oooc:=ROUNDUP([.C24]/[.B24])" office:value-type="float" office:value="4811">
            <text:p>4811</text:p>
          </table:table-cell>
          <table:table-cell table:style-name="ce8" office:value-type="float" office:value="194178">
            <text:p>194178</text:p>
          </table:table-cell>
          <table:table-cell table:style-name="ce8" table:formula="oooc:= (64-[.B24])*[.D24]" office:value-type="float" office:value="110653">
            <text:p>110653</text:p>
          </table:table-cell>
          <table:table-cell table:style-name="ce8" table:formula="oooc:=[.E24]-[.F24]" office:value-type="float" office:value="83525">
            <text:p>83525</text:p>
          </table:table-cell>
          <table:table-cell table:style-name="ce8" table:formula="oooc:=ROUNDUP([.G24]/[.B24])" office:value-type="float" office:value="2038">
            <text:p>2038</text:p>
          </table:table-cell>
          <table:table-cell table:style-name="ce8" table:formula="oooc:=[.H24]/[.D24]" office:value-type="float" office:value="0.423612554562461">
            <text:p>0.42</text:p>
          </table:table-cell>
          <table:table-cell table:style-name="ce14"/>
          <table:table-cell table:style-name="ce8" office:value-type="string">
            <text:p>OOE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278912">
            <text:p>278912</text:p>
          </table:table-cell>
          <table:table-cell table:style-name="ce8" table:formula="oooc:=ROUNDUP([.M24]/[.L24])" office:value-type="float" office:value="6803">
            <text:p>6803</text:p>
          </table:table-cell>
          <table:table-cell table:style-name="ce8" office:value-type="float" office:value="263100">
            <text:p>263100</text:p>
          </table:table-cell>
          <table:table-cell table:style-name="ce8" table:formula="oooc:= (64-[.L24])*[.N24]" office:value-type="float" office:value="156469">
            <text:p>156469</text:p>
          </table:table-cell>
          <table:table-cell table:style-name="ce8" table:formula="oooc:=[.O24]-[.P24]" office:value-type="float" office:value="106631">
            <text:p>106631</text:p>
          </table:table-cell>
          <table:table-cell table:style-name="ce8" table:formula="oooc:=ROUNDUP([.Q24]/[.L24])" office:value-type="float" office:value="2601">
            <text:p>2601</text:p>
          </table:table-cell>
          <table:table-cell table:style-name="ce8" table:formula="oooc:=[.R24]/[.N24]" office:value-type="float" office:value="0.382331324415699">
            <text:p>0.38</text:p>
          </table:table-cell>
          <table:table-cell table:style-name="ce14"/>
          <table:table-cell table:style-name="ce8" office:value-type="string">
            <text:p>OOE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52076">
            <text:p>352076</text:p>
          </table:table-cell>
          <table:table-cell table:style-name="ce8" table:formula="oooc:=ROUNDUP([.W24]/[.V24])" office:value-type="float" office:value="8588">
            <text:p>8588</text:p>
          </table:table-cell>
          <table:table-cell table:style-name="ce8" office:value-type="float" office:value="323342">
            <text:p>323342</text:p>
          </table:table-cell>
          <table:table-cell table:style-name="ce8" table:formula="oooc:= (64-[.V24])*[.X24]" office:value-type="float" office:value="197524">
            <text:p>197524</text:p>
          </table:table-cell>
          <table:table-cell table:style-name="ce8" table:formula="oooc:=[.Y24]-[.Z24]" office:value-type="float" office:value="125818">
            <text:p>125818</text:p>
          </table:table-cell>
          <table:table-cell table:style-name="ce8" table:formula="oooc:=ROUNDUP([.AA24]/[.V24])" office:value-type="float" office:value="3069">
            <text:p>3069</text:p>
          </table:table-cell>
          <table:table-cell table:style-name="ce8" table:formula="oooc:=[.AB24]/[.X24]" office:value-type="float" office:value="0.357359105728924">
            <text:p>0.36</text:p>
          </table:table-cell>
          <table:table-cell table:style-name="ce14" table:number-columns-repeated="227"/>
        </table:table-row>
        <table:table-row table:style-name="ro5">
          <table:table-cell office:value-type="string">
            <text:p>FVC</text:p>
          </table:table-cell>
          <table:table-cell office:value-type="float" office:value="41">
            <text:p>41</text:p>
          </table:table-cell>
          <table:table-cell office:value-type="float" office:value="128870">
            <text:p>128870</text:p>
          </table:table-cell>
          <table:table-cell table:formula="oooc:=ROUNDUP([.C25]/[.B25])" office:value-type="float" office:value="3144">
            <text:p>3144</text:p>
          </table:table-cell>
          <table:table-cell office:value-type="float" office:value="117186">
            <text:p>117186</text:p>
          </table:table-cell>
          <table:table-cell table:formula="oooc:= (64-[.B25])*[.D25]" office:value-type="float" office:value="72312">
            <text:p>72312</text:p>
          </table:table-cell>
          <table:table-cell table:formula="oooc:=[.E25]-[.F25]" office:value-type="float" office:value="44874">
            <text:p>44874</text:p>
          </table:table-cell>
          <table:table-cell table:formula="oooc:=ROUNDUP([.G25]/[.B25])" office:value-type="float" office:value="1095">
            <text:p>1095</text:p>
          </table:table-cell>
          <table:table-cell table:formula="oooc:=[.H25]/[.D25]" office:value-type="float" office:value="0.348282442748092">
            <text:p>0.35</text:p>
          </table:table-cell>
          <table:table-cell/>
          <table:table-cell office:value-type="string">
            <text:p>FVC</text:p>
          </table:table-cell>
          <table:table-cell office:value-type="float" office:value="41">
            <text:p>41</text:p>
          </table:table-cell>
          <table:table-cell office:value-type="float" office:value="209666">
            <text:p>209666</text:p>
          </table:table-cell>
          <table:table-cell table:formula="oooc:=ROUNDUP([.M25]/[.L25])" office:value-type="float" office:value="5114">
            <text:p>5114</text:p>
          </table:table-cell>
          <table:table-cell office:value-type="float" office:value="190166">
            <text:p>190166</text:p>
          </table:table-cell>
          <table:table-cell table:formula="oooc:= (64-[.L25])*[.N25]" office:value-type="float" office:value="117622">
            <text:p>117622</text:p>
          </table:table-cell>
          <table:table-cell table:formula="oooc:=[.O25]-[.P25]" office:value-type="float" office:value="72544">
            <text:p>72544</text:p>
          </table:table-cell>
          <table:table-cell table:formula="oooc:=ROUNDUP([.Q25]/[.L25])" office:value-type="float" office:value="1770">
            <text:p>1770</text:p>
          </table:table-cell>
          <table:table-cell table:formula="oooc:=[.R25]/[.N25]" office:value-type="float" office:value="0.346108721157607">
            <text:p>0.35</text:p>
          </table:table-cell>
          <table:table-cell/>
          <table:table-cell office:value-type="string">
            <text:p>FVC</text:p>
          </table:table-cell>
          <table:table-cell office:value-type="float" office:value="41">
            <text:p>41</text:p>
          </table:table-cell>
          <table:table-cell office:value-type="float" office:value="263504">
            <text:p>263504</text:p>
          </table:table-cell>
          <table:table-cell table:formula="oooc:=ROUNDUP([.W25]/[.V25])" office:value-type="float" office:value="6427">
            <text:p>6427</text:p>
          </table:table-cell>
          <table:table-cell office:value-type="float" office:value="236994">
            <text:p>236994</text:p>
          </table:table-cell>
          <table:table-cell table:formula="oooc:= (64-[.V25])*[.X25]" office:value-type="float" office:value="147821">
            <text:p>147821</text:p>
          </table:table-cell>
          <table:table-cell table:formula="oooc:=[.Y25]-[.Z25]" office:value-type="float" office:value="89173">
            <text:p>89173</text:p>
          </table:table-cell>
          <table:table-cell table:formula="oooc:=ROUNDUP([.AA25]/[.V25])" office:value-type="float" office:value="2175">
            <text:p>2175</text:p>
          </table:table-cell>
          <table:table-cell table:formula="oooc:=[.AB25]/[.X25]" office:value-type="float" office:value="0.338416057258441">
            <text:p>0.34</text:p>
          </table:table-cell>
          <table:table-cell table:number-columns-repeated="227"/>
        </table:table-row>
        <table:table-row table:style-name="ro5">
          <table:table-cell office:value-type="string">
            <text:p>FPP</text:p>
          </table:table-cell>
          <table:table-cell table:style-name="ce8" office:value-type="float" office:value="41">
            <text:p>41</text:p>
          </table:table-cell>
          <table:table-cell office:value-type="float" office:value="115844">
            <text:p>115844</text:p>
          </table:table-cell>
          <table:table-cell table:formula="oooc:=ROUNDUP([.C26]/[.B26])" office:value-type="float" office:value="2826">
            <text:p>2826</text:p>
          </table:table-cell>
          <table:table-cell office:value-type="float" office:value="106978">
            <text:p>106978</text:p>
          </table:table-cell>
          <table:table-cell table:formula="oooc:= (64-[.B26])*[.D26]" office:value-type="float" office:value="64998">
            <text:p>64998</text:p>
          </table:table-cell>
          <table:table-cell table:formula="oooc:=[.E26]-[.F26]" office:value-type="float" office:value="41980">
            <text:p>41980</text:p>
          </table:table-cell>
          <table:table-cell table:formula="oooc:=ROUNDUP([.G26]/[.B26])" office:value-type="float" office:value="1024">
            <text:p>1024</text:p>
          </table:table-cell>
          <table:table-cell table:formula="oooc:=[.H26]/[.D26]" office:value-type="float" office:value="0.362349610757254">
            <text:p>0.36</text:p>
          </table:table-cell>
          <table:table-cell/>
          <table:table-cell office:value-type="string">
            <text:p>FPP</text:p>
          </table:table-cell>
          <table:table-cell table:style-name="ce8" office:value-type="float" office:value="41">
            <text:p>41</text:p>
          </table:table-cell>
          <table:table-cell office:value-type="float" office:value="221870">
            <text:p>221870</text:p>
          </table:table-cell>
          <table:table-cell table:formula="oooc:=ROUNDUP([.M26]/[.L26])" office:value-type="float" office:value="5412">
            <text:p>5412</text:p>
          </table:table-cell>
          <table:table-cell office:value-type="float" office:value="203528">
            <text:p>203528</text:p>
          </table:table-cell>
          <table:table-cell table:formula="oooc:= (64-[.L26])*[.N26]" office:value-type="float" office:value="124476">
            <text:p>124476</text:p>
          </table:table-cell>
          <table:table-cell table:formula="oooc:=[.O26]-[.P26]" office:value-type="float" office:value="79052">
            <text:p>79052</text:p>
          </table:table-cell>
          <table:table-cell table:formula="oooc:=ROUNDUP([.Q26]/[.L26])" office:value-type="float" office:value="1929">
            <text:p>1929</text:p>
          </table:table-cell>
          <table:table-cell table:formula="oooc:=[.R26]/[.N26]" office:value-type="float" office:value="0.356430155210643">
            <text:p>0.36</text:p>
          </table:table-cell>
          <table:table-cell/>
          <table:table-cell office:value-type="string">
            <text:p>FPP</text:p>
          </table:table-cell>
          <table:table-cell table:style-name="ce8" office:value-type="float" office:value="41">
            <text:p>41</text:p>
          </table:table-cell>
          <table:table-cell/>
          <table:table-cell table:formula="oooc:=ROUNDUP([.W26]/[.V26])" office:value-type="float" office:value="0">
            <text:p>0</text:p>
          </table:table-cell>
          <table:table-cell/>
          <table:table-cell table:formula="oooc:= (64-[.V26])*[.X26]" office:value-type="float" office:value="0">
            <text:p>0</text:p>
          </table:table-cell>
          <table:table-cell table:formula="oooc:=[.Y26]-[.Z26]" office:value-type="float" office:value="0">
            <text:p>0</text:p>
          </table:table-cell>
          <table:table-cell table:formula="oooc:=ROUNDUP([.AA26]/[.V26])" office:value-type="float" office:value="0">
            <text:p>0</text:p>
          </table:table-cell>
          <table:table-cell table:formula="oooc:=[.AB26]/[.X26]" office:value-type="float" office:value="0">
            <text:p>#DIV/0!</text:p>
          </table:table-cell>
          <table:table-cell table:number-columns-repeated="227"/>
        </table:table-row>
        <table:table-row table:style-name="ro5">
          <table:table-cell office:value-type="string">
            <text:p>WNOF</text:p>
          </table:table-cell>
          <table:table-cell office:value-type="float" office:value="41">
            <text:p>41</text:p>
          </table:table-cell>
          <table:table-cell office:value-type="float" office:value="168422">
            <text:p>168422</text:p>
          </table:table-cell>
          <table:table-cell table:formula="oooc:=ROUNDUP([.C27]/[.B27])" office:value-type="float" office:value="4108">
            <text:p>4108</text:p>
          </table:table-cell>
          <table:table-cell office:value-type="float" office:value="155588">
            <text:p>155588</text:p>
          </table:table-cell>
          <table:table-cell table:formula="oooc:= (64-[.B27])*[.D27]" office:value-type="float" office:value="94484">
            <text:p>94484</text:p>
          </table:table-cell>
          <table:table-cell table:formula="oooc:=[.E27]-[.F27]" office:value-type="float" office:value="61104">
            <text:p>61104</text:p>
          </table:table-cell>
          <table:table-cell table:formula="oooc:=ROUNDUP([.G27]/[.B27])" office:value-type="float" office:value="1491">
            <text:p>1491</text:p>
          </table:table-cell>
          <table:table-cell table:formula="oooc:=[.H27]/[.D27]" office:value-type="float" office:value="0.362950340798442">
            <text:p>0.36</text:p>
          </table:table-cell>
          <table:table-cell/>
          <table:table-cell office:value-type="string">
            <text:p>WNOF</text:p>
          </table:table-cell>
          <table:table-cell office:value-type="float" office:value="41">
            <text:p>41</text:p>
          </table:table-cell>
          <table:table-cell office:value-type="float" office:value="215094">
            <text:p>215094</text:p>
          </table:table-cell>
          <table:table-cell table:formula="oooc:=ROUNDUP([.M27]/[.L27])" office:value-type="float" office:value="5247">
            <text:p>5247</text:p>
          </table:table-cell>
          <table:table-cell office:value-type="float" office:value="197424">
            <text:p>197424</text:p>
          </table:table-cell>
          <table:table-cell table:formula="oooc:= (64-[.L27])*[.N27]" office:value-type="float" office:value="120681">
            <text:p>120681</text:p>
          </table:table-cell>
          <table:table-cell table:formula="oooc:=[.O27]-[.P27]" office:value-type="float" office:value="76743">
            <text:p>76743</text:p>
          </table:table-cell>
          <table:table-cell table:formula="oooc:=ROUNDUP([.Q27]/[.L27])" office:value-type="float" office:value="1872">
            <text:p>1872</text:p>
          </table:table-cell>
          <table:table-cell table:formula="oooc:=[.R27]/[.N27]" office:value-type="float" office:value="0.356775300171527">
            <text:p>0.36</text:p>
          </table:table-cell>
          <table:table-cell/>
          <table:table-cell office:value-type="string">
            <text:p>WNOF</text:p>
          </table:table-cell>
          <table:table-cell office:value-type="float" office:value="41">
            <text:p>41</text:p>
          </table:table-cell>
          <table:table-cell/>
          <table:table-cell table:formula="oooc:=ROUNDUP([.W27]/[.V27])" office:value-type="float" office:value="0">
            <text:p>0</text:p>
          </table:table-cell>
          <table:table-cell/>
          <table:table-cell table:formula="oooc:= (64-[.V27])*[.X27]" office:value-type="float" office:value="0">
            <text:p>0</text:p>
          </table:table-cell>
          <table:table-cell table:formula="oooc:=[.Y27]-[.Z27]" office:value-type="float" office:value="0">
            <text:p>0</text:p>
          </table:table-cell>
          <table:table-cell table:formula="oooc:=ROUNDUP([.AA27]/[.V27])" office:value-type="float" office:value="0">
            <text:p>0</text:p>
          </table:table-cell>
          <table:table-cell table:formula="oooc:=[.AB27]/[.X27]" office:value-type="float" office:value="0">
            <text:p>#DIV/0!</text:p>
          </table:table-cell>
          <table:table-cell table:number-columns-repeated="227"/>
        </table:table-row>
        <table:table-row table:style-name="ro5">
          <table:table-cell office:value-type="string">
            <text:p>FCOMP</text:p>
          </table:table-cell>
          <table:table-cell table:style-name="ce8" office:value-type="float" office:value="41">
            <text:p>41</text:p>
          </table:table-cell>
          <table:table-cell office:value-type="float" office:value="168950">
            <text:p>168950</text:p>
          </table:table-cell>
          <table:table-cell table:formula="oooc:=ROUNDUP([.C28]/[.B28])" office:value-type="float" office:value="4121">
            <text:p>4121</text:p>
          </table:table-cell>
          <table:table-cell office:value-type="float" office:value="154460">
            <text:p>154460</text:p>
          </table:table-cell>
          <table:table-cell table:formula="oooc:= (64-[.B28])*[.D28]" office:value-type="float" office:value="94783">
            <text:p>94783</text:p>
          </table:table-cell>
          <table:table-cell table:formula="oooc:=[.E28]-[.F28]" office:value-type="float" office:value="59677">
            <text:p>59677</text:p>
          </table:table-cell>
          <table:table-cell table:formula="oooc:=ROUNDUP([.G28]/[.B28])" office:value-type="float" office:value="1456">
            <text:p>1456</text:p>
          </table:table-cell>
          <table:table-cell table:formula="oooc:=[.H28]/[.D28]" office:value-type="float" office:value="0.353312302839117">
            <text:p>0.35</text:p>
          </table:table-cell>
          <table:table-cell/>
          <table:table-cell office:value-type="string">
            <text:p>FCOMP</text:p>
          </table:table-cell>
          <table:table-cell table:style-name="ce8" office:value-type="float" office:value="41">
            <text:p>41</text:p>
          </table:table-cell>
          <table:table-cell office:value-type="float" office:value="215024">
            <text:p>215024</text:p>
          </table:table-cell>
          <table:table-cell table:formula="oooc:=ROUNDUP([.M28]/[.L28])" office:value-type="float" office:value="5245">
            <text:p>5245</text:p>
          </table:table-cell>
          <table:table-cell office:value-type="float" office:value="192952">
            <text:p>192952</text:p>
          </table:table-cell>
          <table:table-cell table:formula="oooc:= (64-[.L28])*[.N28]" office:value-type="float" office:value="120635">
            <text:p>120635</text:p>
          </table:table-cell>
          <table:table-cell table:formula="oooc:=[.O28]-[.P28]" office:value-type="float" office:value="72317">
            <text:p>72317</text:p>
          </table:table-cell>
          <table:table-cell table:formula="oooc:=ROUNDUP([.Q28]/[.L28])" office:value-type="float" office:value="1764">
            <text:p>1764</text:p>
          </table:table-cell>
          <table:table-cell table:formula="oooc:=[.R28]/[.N28]" office:value-type="float" office:value="0.336320305052431">
            <text:p>0.34</text:p>
          </table:table-cell>
          <table:table-cell/>
          <table:table-cell office:value-type="string">
            <text:p>FCOMP</text:p>
          </table:table-cell>
          <table:table-cell table:style-name="ce8" office:value-type="float" office:value="41">
            <text:p>41</text:p>
          </table:table-cell>
          <table:table-cell/>
          <table:table-cell table:formula="oooc:=ROUNDUP([.W28]/[.V28])" office:value-type="float" office:value="0">
            <text:p>0</text:p>
          </table:table-cell>
          <table:table-cell/>
          <table:table-cell table:formula="oooc:= (64-[.V28])*[.X28]" office:value-type="float" office:value="0">
            <text:p>0</text:p>
          </table:table-cell>
          <table:table-cell table:formula="oooc:=[.Y28]-[.Z28]" office:value-type="float" office:value="0">
            <text:p>0</text:p>
          </table:table-cell>
          <table:table-cell table:formula="oooc:=ROUNDUP([.AA28]/[.V28])" office:value-type="float" office:value="0">
            <text:p>0</text:p>
          </table:table-cell>
          <table:table-cell table:formula="oooc:=[.AB28]/[.X28]" office:value-type="float" office:value="0">
            <text:p>#DIV/0!</text:p>
          </table:table-cell>
          <table:table-cell table:number-columns-repeated="227"/>
        </table:table-row>
        <table:table-row table:style-name="ro4" table:number-rows-repeated="2">
          <table:table-cell table:style-name="Default" table:number-columns-repeated="9"/>
          <table:table-cell/>
          <table:table-cell table:style-name="Default" table:number-columns-repeated="9"/>
          <table:table-cell/>
          <table:table-cell table:style-name="Default" table:number-columns-repeated="9"/>
          <table:table-cell table:number-columns-repeated="227"/>
        </table:table-row>
        <table:table-row table:style-name="ro8">
          <table:table-cell table:style-name="ce5" office:value-type="string">
            <text:p>SHUFFLE</text:p>
          </table:table-cell>
          <table:table-cell table:style-name="ce6" office:value-type="string">
            <text:p>4X4</text:p>
          </table:table-cell>
          <table:table-cell table:style-name="ce6" table:number-columns-repeated="3"/>
          <table:table-cell table:style-name="ce5"/>
          <table:table-cell table:style-name="ce6" table:number-columns-repeated="3"/>
          <table:table-cell/>
          <table:table-cell table:style-name="ce6" table:number-columns-repeated="3"/>
          <table:table-cell table:style-name="ce5"/>
          <table:table-cell table:style-name="ce6" table:number-columns-repeated="5"/>
          <table:table-cell/>
          <table:table-cell table:style-name="Default" table:number-columns-repeated="9"/>
          <table:table-cell table:number-columns-repeated="227"/>
        </table:table-row>
        <table:table-row table:style-name="ro9"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/>
          <table:table-cell table:style-name="ce6"/>
          <table:table-cell table:style-name="ce5" office:value-type="string">
            <text:p>non empty links</text:p>
          </table:table-cell>
          <table:table-cell table:style-name="ce5" office:value-type="string">
            <text:p>total flits</text:p>
          </table:table-cell>
          <table:table-cell table:style-name="ce5" office:value-type="string">
            <text:p>Avg for empty links</text:p>
          </table:table-cell>
          <table:table-cell table:style-name="ce5" office:value-type="string">
            <text:p>Sum (Deviation)</text:p>
          </table:table-cell>
          <table:table-cell table:style-name="ce5" office:value-type="string">
            <text:p>Sum- empty link deviation</text:p>
          </table:table-cell>
          <table:table-cell table:style-name="ce12" office:value-type="string">
            <text:p>Sum- Actual Deviation</text:p>
          </table:table-cell>
          <table:table-cell table:style-name="ce12" office:value-type="string">
            <text:p>Avg <text:s/>Deviation</text:p>
          </table:table-cell>
          <table:table-cell table:style-name="ce13" office:value-type="string">
            <text:p>UTIL factor</text:p>
          </table:table-cell>
          <table:table-cell table:number-columns-repeated="227"/>
        </table:table-row>
        <table:table-row table:style-name="ro10">
          <table:table-cell table:style-name="ce7" office:value-type="string">
            <text:p>IR = 0.4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4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7" office:value-type="string">
            <text:p>IR = 0.45</text:p>
          </table:table-cell>
          <table:table-cell office:value-type="string">
            <text:p>N</text:p>
          </table:table-cell>
          <table:table-cell table:style-name="ce11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 table:number-columns-repeated="227"/>
        </table:table-row>
        <table:table-row table:style-name="ro10">
          <table:table-cell table:style-name="ce8" office:value-type="string">
            <text:p>OOE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55119">
            <text:p>155119</text:p>
          </table:table-cell>
          <table:table-cell table:style-name="ce8" table:formula="oooc:=ROUNDUP([.C34]/[.B34])" office:value-type="float" office:value="3694">
            <text:p>3694</text:p>
          </table:table-cell>
          <table:table-cell table:style-name="ce8" office:value-type="float" office:value="165221">
            <text:p>165221</text:p>
          </table:table-cell>
          <table:table-cell table:style-name="ce8" table:formula="oooc:= (64-[.B34])*[.D34]" office:value-type="float" office:value="81268">
            <text:p>81268</text:p>
          </table:table-cell>
          <table:table-cell table:style-name="ce8" table:formula="oooc:=[.E34]-[.F34]" office:value-type="float" office:value="83953">
            <text:p>83953</text:p>
          </table:table-cell>
          <table:table-cell table:style-name="ce8" table:formula="oooc:=ROUNDUP([.G34]/[.B34])" office:value-type="float" office:value="1999">
            <text:p>1999</text:p>
          </table:table-cell>
          <table:table-cell table:style-name="ce8" table:formula="oooc:=[.H34]/[.D34]" office:value-type="float" office:value="0.541147807255008">
            <text:p>0.54</text:p>
          </table:table-cell>
          <table:table-cell table:style-name="ce14"/>
          <table:table-cell table:style-name="ce8" office:value-type="string">
            <text:p>OOE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92506">
            <text:p>192506</text:p>
          </table:table-cell>
          <table:table-cell table:style-name="ce8" table:formula="oooc:=ROUNDUP([.M34]/[.L34])" office:value-type="float" office:value="4584">
            <text:p>4584</text:p>
          </table:table-cell>
          <table:table-cell table:style-name="ce8" office:value-type="float" office:value="197770">
            <text:p>197770</text:p>
          </table:table-cell>
          <table:table-cell table:style-name="ce8" table:formula="oooc:= (64-[.L34])*[.N34]" office:value-type="float" office:value="100848">
            <text:p>100848</text:p>
          </table:table-cell>
          <table:table-cell table:style-name="ce8" table:formula="oooc:=[.O34]-[.P34]" office:value-type="float" office:value="96922">
            <text:p>96922</text:p>
          </table:table-cell>
          <table:table-cell table:style-name="ce8" table:formula="oooc:=ROUNDUP([.Q34]/[.L34])" office:value-type="float" office:value="2308">
            <text:p>2308</text:p>
          </table:table-cell>
          <table:table-cell table:style-name="ce8" table:formula="oooc:=[.R34]/[.N34]" office:value-type="float" office:value="0.50349040139616">
            <text:p>0.5</text:p>
          </table:table-cell>
          <table:table-cell/>
          <table:table-cell table:style-name="ce8" office:value-type="string">
            <text:p>OOE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235096">
            <text:p>235096</text:p>
          </table:table-cell>
          <table:table-cell table:style-name="ce8" table:formula="oooc:=ROUNDUP([.W34]/[.V34])" office:value-type="float" office:value="5598">
            <text:p>5598</text:p>
          </table:table-cell>
          <table:table-cell table:style-name="ce8" office:value-type="float" office:value="233480">
            <text:p>233480</text:p>
          </table:table-cell>
          <table:table-cell table:style-name="ce8" table:formula="oooc:= (64-[.V34])*[.X34]" office:value-type="float" office:value="123156">
            <text:p>123156</text:p>
          </table:table-cell>
          <table:table-cell table:style-name="ce8" table:formula="oooc:=[.Y34]-[.Z34]" office:value-type="float" office:value="110324">
            <text:p>110324</text:p>
          </table:table-cell>
          <table:table-cell table:style-name="ce8" table:formula="oooc:=ROUNDUP([.AA34]/[.V34])" office:value-type="float" office:value="2627">
            <text:p>2627</text:p>
          </table:table-cell>
          <table:table-cell table:style-name="ce8" table:formula="oooc:=[.AB34]/[.X34]" office:value-type="float" office:value="0.469274740978921">
            <text:p>0.47</text:p>
          </table:table-cell>
          <table:table-cell table:number-columns-repeated="227"/>
        </table:table-row>
        <table:table-row table:style-name="ro10">
          <table:table-cell office:value-type="string">
            <text:p>FVC</text:p>
          </table:table-cell>
          <table:table-cell table:style-name="ce10" office:value-type="float" office:value="42">
            <text:p>42</text:p>
          </table:table-cell>
          <table:table-cell office:value-type="float" office:value="86412">
            <text:p>86412</text:p>
          </table:table-cell>
          <table:table-cell table:formula="oooc:=ROUNDUP([.C35]/[.B35])" office:value-type="float" office:value="2058">
            <text:p>2058</text:p>
          </table:table-cell>
          <table:table-cell office:value-type="float" office:value="82726">
            <text:p>82726</text:p>
          </table:table-cell>
          <table:table-cell table:formula="oooc:= (64-[.B35])*[.D35]" office:value-type="float" office:value="45276">
            <text:p>45276</text:p>
          </table:table-cell>
          <table:table-cell table:formula="oooc:=[.E35]-[.F35]" office:value-type="float" office:value="37450">
            <text:p>37450</text:p>
          </table:table-cell>
          <table:table-cell table:formula="oooc:=ROUNDUP([.G35]/[.B35])" office:value-type="float" office:value="892">
            <text:p>892</text:p>
          </table:table-cell>
          <table:table-cell table:formula="oooc:=[.H35]/[.D35]" office:value-type="float" office:value="0.433430515063168">
            <text:p>0.43</text:p>
          </table:table-cell>
          <table:table-cell/>
          <table:table-cell office:value-type="string">
            <text:p>FVC</text:p>
          </table:table-cell>
          <table:table-cell table:style-name="ce10" office:value-type="float" office:value="42">
            <text:p>42</text:p>
          </table:table-cell>
          <table:table-cell office:value-type="float" office:value="179823">
            <text:p>179823</text:p>
          </table:table-cell>
          <table:table-cell table:formula="oooc:=ROUNDUP([.M35]/[.L35])" office:value-type="float" office:value="4282">
            <text:p>4282</text:p>
          </table:table-cell>
          <table:table-cell office:value-type="float" office:value="170473">
            <text:p>170473</text:p>
          </table:table-cell>
          <table:table-cell table:formula="oooc:= (64-[.L35])*[.N35]" office:value-type="float" office:value="94204">
            <text:p>94204</text:p>
          </table:table-cell>
          <table:table-cell table:formula="oooc:=[.O35]-[.P35]" office:value-type="float" office:value="76269">
            <text:p>76269</text:p>
          </table:table-cell>
          <table:table-cell table:formula="oooc:=ROUNDUP([.Q35]/[.L35])" office:value-type="float" office:value="1816">
            <text:p>1816</text:p>
          </table:table-cell>
          <table:table-cell table:formula="oooc:=[.R35]/[.N35]" office:value-type="float" office:value="0.424100887435778">
            <text:p>0.42</text:p>
          </table:table-cell>
          <table:table-cell/>
          <table:table-cell office:value-type="string">
            <text:p>FVC</text:p>
          </table:table-cell>
          <table:table-cell table:style-name="ce10" office:value-type="float" office:value="42">
            <text:p>42</text:p>
          </table:table-cell>
          <table:table-cell office:value-type="float" office:value="234546">
            <text:p>234546</text:p>
          </table:table-cell>
          <table:table-cell table:formula="oooc:=ROUNDUP([.W35]/[.V35])" office:value-type="float" office:value="5585">
            <text:p>5585</text:p>
          </table:table-cell>
          <table:table-cell office:value-type="float" office:value="218758">
            <text:p>218758</text:p>
          </table:table-cell>
          <table:table-cell table:formula="oooc:= (64-[.V35])*[.X35]" office:value-type="float" office:value="122870">
            <text:p>122870</text:p>
          </table:table-cell>
          <table:table-cell table:formula="oooc:=[.Y35]-[.Z35]" office:value-type="float" office:value="95888">
            <text:p>95888</text:p>
          </table:table-cell>
          <table:table-cell table:formula="oooc:=ROUNDUP([.AA35]/[.V35])" office:value-type="float" office:value="2284">
            <text:p>2284</text:p>
          </table:table-cell>
          <table:table-cell table:formula="oooc:=[.AB35]/[.X35]" office:value-type="float" office:value="0.408952551477171">
            <text:p>0.41</text:p>
          </table:table-cell>
          <table:table-cell table:number-columns-repeated="227"/>
        </table:table-row>
        <table:table-row table:style-name="ro10">
          <table:table-cell office:value-type="string">
            <text:p>FPP</text:p>
          </table:table-cell>
          <table:table-cell table:style-name="ce10" office:value-type="float" office:value="42">
            <text:p>42</text:p>
          </table:table-cell>
          <table:table-cell office:value-type="float" office:value="151492">
            <text:p>151492</text:p>
          </table:table-cell>
          <table:table-cell table:formula="oooc:=ROUNDUP([.C36]/[.B36])" office:value-type="float" office:value="3607">
            <text:p>3607</text:p>
          </table:table-cell>
          <table:table-cell office:value-type="float" office:value="153540">
            <text:p>153540</text:p>
          </table:table-cell>
          <table:table-cell table:formula="oooc:= (64-[.B36])*[.D36]" office:value-type="float" office:value="79354">
            <text:p>79354</text:p>
          </table:table-cell>
          <table:table-cell table:formula="oooc:=[.E36]-[.F36]" office:value-type="float" office:value="74186">
            <text:p>74186</text:p>
          </table:table-cell>
          <table:table-cell table:formula="oooc:=ROUNDUP([.G36]/[.B36])" office:value-type="float" office:value="1767">
            <text:p>1767</text:p>
          </table:table-cell>
          <table:table-cell table:formula="oooc:=[.H36]/[.D36]" office:value-type="float" office:value="0.489880787357915">
            <text:p>0.49</text:p>
          </table:table-cell>
          <table:table-cell/>
          <table:table-cell office:value-type="string">
            <text:p>FPP</text:p>
          </table:table-cell>
          <table:table-cell table:style-name="ce10" office:value-type="float" office:value="42">
            <text:p>42</text:p>
          </table:table-cell>
          <table:table-cell office:value-type="float" office:value="190349">
            <text:p>190349</text:p>
          </table:table-cell>
          <table:table-cell table:formula="oooc:=ROUNDUP([.M36]/[.L36])" office:value-type="float" office:value="4533">
            <text:p>4533</text:p>
          </table:table-cell>
          <table:table-cell office:value-type="float" office:value="189543">
            <text:p>189543</text:p>
          </table:table-cell>
          <table:table-cell table:formula="oooc:= (64-[.L36])*[.N36]" office:value-type="float" office:value="99726">
            <text:p>99726</text:p>
          </table:table-cell>
          <table:table-cell table:formula="oooc:=[.O36]-[.P36]" office:value-type="float" office:value="89817">
            <text:p>89817</text:p>
          </table:table-cell>
          <table:table-cell table:formula="oooc:=ROUNDUP([.Q36]/[.L36])" office:value-type="float" office:value="2139">
            <text:p>2139</text:p>
          </table:table-cell>
          <table:table-cell table:formula="oooc:=[.R36]/[.N36]" office:value-type="float" office:value="0.471872931833223">
            <text:p>0.47</text:p>
          </table:table-cell>
          <table:table-cell/>
          <table:table-cell office:value-type="string">
            <text:p>FPP</text:p>
          </table:table-cell>
          <table:table-cell table:style-name="ce10" office:value-type="float" office:value="42">
            <text:p>42</text:p>
          </table:table-cell>
          <table:table-cell office:value-type="float" office:value="231359">
            <text:p>231359</text:p>
          </table:table-cell>
          <table:table-cell table:formula="oooc:=ROUNDUP([.W36]/[.V36])" office:value-type="float" office:value="5509">
            <text:p>5509</text:p>
          </table:table-cell>
          <table:table-cell office:value-type="float" office:value="228165">
            <text:p>228165</text:p>
          </table:table-cell>
          <table:table-cell table:formula="oooc:= (64-[.V36])*[.X36]" office:value-type="float" office:value="121198">
            <text:p>121198</text:p>
          </table:table-cell>
          <table:table-cell table:formula="oooc:=[.Y36]-[.Z36]" office:value-type="float" office:value="106967">
            <text:p>106967</text:p>
          </table:table-cell>
          <table:table-cell table:formula="oooc:=ROUNDUP([.AA36]/[.V36])" office:value-type="float" office:value="2547">
            <text:p>2547</text:p>
          </table:table-cell>
          <table:table-cell table:formula="oooc:=[.AB36]/[.X36]" office:value-type="float" office:value="0.462334361953167">
            <text:p>0.46</text:p>
          </table:table-cell>
          <table:table-cell table:number-columns-repeated="227"/>
        </table:table-row>
        <table:table-row table:style-name="ro10">
          <table:table-cell office:value-type="string">
            <text:p>WNOF</text:p>
          </table:table-cell>
          <table:table-cell table:style-name="ce10" office:value-type="float" office:value="42">
            <text:p>42</text:p>
          </table:table-cell>
          <table:table-cell office:value-type="float" office:value="147080">
            <text:p>147080</text:p>
          </table:table-cell>
          <table:table-cell table:formula="oooc:=ROUNDUP([.C37]/[.B37])" office:value-type="float" office:value="3502">
            <text:p>3502</text:p>
          </table:table-cell>
          <table:table-cell office:value-type="float" office:value="147066">
            <text:p>147066</text:p>
          </table:table-cell>
          <table:table-cell table:formula="oooc:= (64-[.B37])*[.D37]" office:value-type="float" office:value="77044">
            <text:p>77044</text:p>
          </table:table-cell>
          <table:table-cell table:formula="oooc:=[.E37]-[.F37]" office:value-type="float" office:value="70022">
            <text:p>70022</text:p>
          </table:table-cell>
          <table:table-cell table:formula="oooc:=ROUNDUP([.G37]/[.B37])" office:value-type="float" office:value="1668">
            <text:p>1668</text:p>
          </table:table-cell>
          <table:table-cell table:formula="oooc:=[.H37]/[.D37]" office:value-type="float" office:value="0.476299257567104">
            <text:p>0.48</text:p>
          </table:table-cell>
          <table:table-cell/>
          <table:table-cell office:value-type="string">
            <text:p>WNOF</text:p>
          </table:table-cell>
          <table:table-cell table:style-name="ce10" office:value-type="float" office:value="42">
            <text:p>42</text:p>
          </table:table-cell>
          <table:table-cell office:value-type="float" office:value="191051">
            <text:p>191051</text:p>
          </table:table-cell>
          <table:table-cell table:formula="oooc:=ROUNDUP([.M37]/[.L37])" office:value-type="float" office:value="4549">
            <text:p>4549</text:p>
          </table:table-cell>
          <table:table-cell office:value-type="float" office:value="190297">
            <text:p>190297</text:p>
          </table:table-cell>
          <table:table-cell table:formula="oooc:= (64-[.L37])*[.N37]" office:value-type="float" office:value="100078">
            <text:p>100078</text:p>
          </table:table-cell>
          <table:table-cell table:formula="oooc:=[.O37]-[.P37]" office:value-type="float" office:value="90219">
            <text:p>90219</text:p>
          </table:table-cell>
          <table:table-cell table:formula="oooc:=ROUNDUP([.Q37]/[.L37])" office:value-type="float" office:value="2149">
            <text:p>2149</text:p>
          </table:table-cell>
          <table:table-cell table:formula="oooc:=[.R37]/[.N37]" office:value-type="float" office:value="0.472411519015168">
            <text:p>0.47</text:p>
          </table:table-cell>
          <table:table-cell/>
          <table:table-cell office:value-type="string">
            <text:p>WNOF</text:p>
          </table:table-cell>
          <table:table-cell table:style-name="ce10" office:value-type="float" office:value="42">
            <text:p>42</text:p>
          </table:table-cell>
          <table:table-cell office:value-type="float" office:value="224262">
            <text:p>224262</text:p>
          </table:table-cell>
          <table:table-cell table:formula="oooc:=ROUNDUP([.W37]/[.V37])" office:value-type="float" office:value="5340">
            <text:p>5340</text:p>
          </table:table-cell>
          <table:table-cell office:value-type="float" office:value="219952">
            <text:p>219952</text:p>
          </table:table-cell>
          <table:table-cell table:formula="oooc:= (64-[.V37])*[.X37]" office:value-type="float" office:value="117480">
            <text:p>117480</text:p>
          </table:table-cell>
          <table:table-cell table:formula="oooc:=[.Y37]-[.Z37]" office:value-type="float" office:value="102472">
            <text:p>102472</text:p>
          </table:table-cell>
          <table:table-cell table:formula="oooc:=ROUNDUP([.AA37]/[.V37])" office:value-type="float" office:value="2440">
            <text:p>2440</text:p>
          </table:table-cell>
          <table:table-cell table:formula="oooc:=[.AB37]/[.X37]" office:value-type="float" office:value="0.456928838951311">
            <text:p>0.46</text:p>
          </table:table-cell>
          <table:table-cell table:number-columns-repeated="227"/>
        </table:table-row>
        <table:table-row table:style-name="ro10">
          <table:table-cell office:value-type="string">
            <text:p>FCOMP</text:p>
          </table:table-cell>
          <table:table-cell table:style-name="ce10" office:value-type="float" office:value="42">
            <text:p>42</text:p>
          </table:table-cell>
          <table:table-cell office:value-type="float" office:value="86467">
            <text:p>86467</text:p>
          </table:table-cell>
          <table:table-cell table:formula="oooc:=ROUNDUP([.C38]/[.B38])" office:value-type="float" office:value="2059">
            <text:p>2059</text:p>
          </table:table-cell>
          <table:table-cell office:value-type="float" office:value="83209">
            <text:p>83209</text:p>
          </table:table-cell>
          <table:table-cell table:formula="oooc:= (64-[.B38])*[.D38]" office:value-type="float" office:value="45298">
            <text:p>45298</text:p>
          </table:table-cell>
          <table:table-cell table:formula="oooc:=[.E38]-[.F38]" office:value-type="float" office:value="37911">
            <text:p>37911</text:p>
          </table:table-cell>
          <table:table-cell table:formula="oooc:=ROUNDUP([.G38]/[.B38])" office:value-type="float" office:value="903">
            <text:p>903</text:p>
          </table:table-cell>
          <table:table-cell table:formula="oooc:=[.H38]/[.D38]" office:value-type="float" office:value="0.438562408936377">
            <text:p>0.44</text:p>
          </table:table-cell>
          <table:table-cell/>
          <table:table-cell office:value-type="string">
            <text:p>FCOMP</text:p>
          </table:table-cell>
          <table:table-cell table:style-name="ce10" office:value-type="float" office:value="42">
            <text:p>42</text:p>
          </table:table-cell>
          <table:table-cell office:value-type="float" office:value="181395">
            <text:p>181395</text:p>
          </table:table-cell>
          <table:table-cell table:formula="oooc:=ROUNDUP([.M38]/[.L38])" office:value-type="float" office:value="4319">
            <text:p>4319</text:p>
          </table:table-cell>
          <table:table-cell office:value-type="float" office:value="174255">
            <text:p>174255</text:p>
          </table:table-cell>
          <table:table-cell table:formula="oooc:= (64-[.L38])*[.N38]" office:value-type="float" office:value="95018">
            <text:p>95018</text:p>
          </table:table-cell>
          <table:table-cell table:formula="oooc:=[.O38]-[.P38]" office:value-type="float" office:value="79237">
            <text:p>79237</text:p>
          </table:table-cell>
          <table:table-cell table:formula="oooc:=ROUNDUP([.Q38]/[.L38])" office:value-type="float" office:value="1887">
            <text:p>1887</text:p>
          </table:table-cell>
          <table:table-cell table:formula="oooc:=[.R38]/[.N38]" office:value-type="float" office:value="0.436906691363742">
            <text:p>0.44</text:p>
          </table:table-cell>
          <table:table-cell/>
          <table:table-cell office:value-type="string">
            <text:p>FCOMP</text:p>
          </table:table-cell>
          <table:table-cell table:style-name="ce10" office:value-type="float" office:value="42">
            <text:p>42</text:p>
          </table:table-cell>
          <table:table-cell office:value-type="float" office:value="217372">
            <text:p>217372</text:p>
          </table:table-cell>
          <table:table-cell table:formula="oooc:=ROUNDUP([.W38]/[.V38])" office:value-type="float" office:value="5176">
            <text:p>5176</text:p>
          </table:table-cell>
          <table:table-cell office:value-type="float" office:value="204870">
            <text:p>204870</text:p>
          </table:table-cell>
          <table:table-cell table:formula="oooc:= (64-[.V38])*[.X38]" office:value-type="float" office:value="113872">
            <text:p>113872</text:p>
          </table:table-cell>
          <table:table-cell table:formula="oooc:=[.Y38]-[.Z38]" office:value-type="float" office:value="90998">
            <text:p>90998</text:p>
          </table:table-cell>
          <table:table-cell table:formula="oooc:=ROUNDUP([.AA38]/[.V38])" office:value-type="float" office:value="2167">
            <text:p>2167</text:p>
          </table:table-cell>
          <table:table-cell table:formula="oooc:=[.AB38]/[.X38]" office:value-type="float" office:value="0.418663060278207">
            <text:p>0.42</text:p>
          </table:table-cell>
          <table:table-cell table:number-columns-repeated="227"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08/16/2011</text:date>, <text:time>16:2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JOSE</meta:initial-creator>
    <meta:creation-date>2011-08-16T11:35:02</meta:creation-date>
    <dc:creator>JOHN JOSE</dc:creator>
    <dc:date>2011-08-16T16:06:16</dc:date>
    <meta:editing-cycles>16</meta:editing-cycles>
    <meta:editing-duration>PT3H11M25S</meta:editing-duration>
    <meta:user-defined meta:name="Info 1"/>
    <meta:user-defined meta:name="Info 2"/>
    <meta:user-defined meta:name="Info 3"/>
    <meta:user-defined meta:name="Info 4"/>
    <meta:document-statistic meta:table-count="3" meta:cell-count="983"/>
  </office:meta>
</office:document-meta>
</file>